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75cm" fo:margin-left="6.586cm" fo:margin-top="0cm" fo:margin-bottom="0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padding-left="0.092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2cm" fo:padding-right="0.097cm" fo:padding-top="0.097cm" fo:padding-bottom="0.097cm" fo:border="0.25pt solid #000000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officeooo:paragraph-rsid="00237b2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6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officeooo:rsid="00249004" officeooo:paragraph-rsid="00249004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officeooo:rsid="00249004" officeooo:paragraph-rsid="00249004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1e205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205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49004" style:font-size-asian="14pt" style:font-weight-asian="bold" style:font-name-complex="Times New Roman" style:font-size-complex="14pt"/>
    </style:style>
    <style:style style:name="P15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font-weight="bold"/>
    </style:style>
    <style:style style:name="P16" style:family="paragraph" style:parent-style-name="Standard">
      <style:paragraph-properties style:line-height-at-least="0.503cm"/>
      <style:text-properties fo:color="#000000" style:font-name="Times New Roman" fo:font-size="14pt" fo:font-weight="normal" fo:background-color="#ffffff" style:font-size-asian="14pt" style:font-size-complex="14pt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00" style:font-name="Droid Sans Mono" fo:font-size="10.5pt" fo:font-weight="normal" fo:background-color="#ffffff" style:font-size-asian="14pt" style:font-size-complex="14pt"/>
    </style:style>
    <style:style style:name="P19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00" style:font-name="Droid Sans Mono" fo:font-size="10.5pt" fo:font-weight="normal" officeooo:paragraph-rsid="00249004" fo:background-color="#ffffff" style:font-size-asian="14pt" style:font-size-complex="14pt"/>
    </style:style>
    <style:style style:name="P20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21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8000" style:font-name="Times New Roman" fo:font-size="14pt" fo:font-weight="normal" fo:background-color="#ffffff" style:font-size-asian="14pt" style:font-size-complex="14pt"/>
    </style:style>
    <style:style style:name="P22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8000" style:font-name="Times New Roman" fo:font-size="14pt" fo:font-weight="normal" officeooo:paragraph-rsid="00249004" fo:background-color="#ffffff" style:font-size-asian="14pt" style:font-size-complex="14pt"/>
    </style:style>
    <style:style style:name="P23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a31515" style:font-name="Times New Roman" fo:font-size="14pt" fo:font-weight="normal" fo:background-color="#ffffff" style:font-size-asian="14pt" style:font-size-complex="14pt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style:line-height-at-least="0.503cm"/>
      <style:text-properties fo:color="#af00db" style:font-name="Droid Sans Mono" fo:font-size="10.5pt" fo:font-weight="normal" fo:background-color="#ffffff"/>
    </style:style>
    <style:style style:name="P26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27" style:family="paragraph" style:parent-style-name="Standard">
      <style:paragraph-properties fo:margin-top="0cm" fo:margin-bottom="0.499cm" loext:contextual-spacing="false" style:line-height-at-least="0.503cm"/>
    </style:style>
    <style:style style:name="P28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officeooo:paragraph-rsid="0027b513"/>
    </style:style>
    <style:style style:name="P29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officeooo:paragraph-rsid="0027b51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margin-top="0cm" fo:margin-bottom="0.353cm" loext:contextual-spacing="false" text:number-lines="false" text:line-number="0"/>
      <style:text-properties style:font-name="Times New Roman" fo:font-size="14pt" officeooo:paragraph-rsid="001e2051" style:font-size-asian="14pt" style:font-size-complex="14pt"/>
    </style:style>
    <style:style style:name="P31" style:family="paragraph" style:parent-style-name="Table_20_Contents">
      <style:paragraph-properties fo:margin-top="0cm" fo:margin-bottom="0.353cm" loext:contextual-spacing="false"/>
      <style:text-properties style:font-name="Times New Roman" fo:font-size="14pt" officeooo:paragraph-rsid="001e2051" style:font-size-asian="14pt" style:font-size-complex="14pt"/>
    </style:style>
    <style:style style:name="P32" style:family="paragraph" style:parent-style-name="Table_20_Contents">
      <style:paragraph-properties fo:margin-top="0cm" fo:margin-bottom="0.353cm" loext:contextual-spacing="false" style:snap-to-layout-grid="false"/>
      <style:text-properties style:font-name="Times New Roman" fo:font-size="14pt" officeooo:paragraph-rsid="001e2051" style:font-size-asian="14pt" style:font-size-complex="14pt"/>
    </style:style>
    <style:style style:name="P33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>
        <style:tab-stops>
          <style:tab-stop style:position="0.635cm"/>
        </style:tab-stops>
      </style:paragraph-properties>
      <style:text-properties fo:color="#000000" style:font-name="Times New Roman" fo:font-size="14pt" fo:language="en" fo:country="US" style:text-underline-style="none" fo:font-weight="normal" officeooo:rsid="002aacb3" officeooo:paragraph-rsid="002a687f" style:font-size-asian="14pt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officeooo:rsid="002aacb3" officeooo:paragraph-rsid="002a687f"/>
    </style:style>
    <style:style style:name="P3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>
        <style:tab-stops>
          <style:tab-stop style:position="0.635cm"/>
        </style:tab-stops>
      </style:paragraph-properties>
      <style:text-properties style:font-name="Times New Roman" fo:font-size="14pt" officeooo:rsid="002aacb3" officeooo:paragraph-rsid="002a687f" style:font-name-asian="Times New Roman1" style:font-size-asian="14pt" style:font-name-complex="Times New Roman1" style:font-size-complex="14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e2051" style:font-size-asian="14pt" style:font-name-complex="Times New Roman1" style:font-size-complex="14pt"/>
    </style:style>
    <style:style style:name="P37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style:text-underline-style="none" style:font-size-asian="14pt" style:font-name-complex="Times New Roman" style:font-size-complex="14pt"/>
    </style:style>
    <style:style style:name="P38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style:text-underline-style="none" fo:font-weight="bold" style:font-size-asian="14pt" style:font-weight-asian="bold" style:font-name-complex="Times New Roman" style:font-size-complex="14pt" style:font-weight-complex="bold"/>
    </style:style>
    <style:style style:name="P39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4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officeooo:rsid="002b7da3" officeooo:paragraph-rsid="002b7da3" style:font-size-asian="14pt" style:font-weight-asian="bold" style:font-name-complex="Times New Roman" style:font-size-complex="14pt" style:font-weight-complex="bold"/>
    </style:style>
    <style:style style:name="P4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officeooo:rsid="002b7da3" officeooo:paragraph-rsid="002b7da3" style:font-size-asian="14pt" style:font-weight-asian="normal" style:font-name-complex="Times New Roman" style:font-size-complex="14pt" style:font-weight-complex="normal"/>
    </style:style>
    <style:style style:name="P43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officeooo:paragraph-rsid="00237b21" style:font-size-asian="14pt" style:font-size-complex="14pt"/>
    </style:style>
    <style:style style:name="P45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8000" style:font-name="Times New Roman" fo:font-size="14pt" fo:font-weight="normal" fo:background-color="#ffffff" style:font-size-asian="14pt" style:font-size-complex="14pt"/>
    </style:style>
    <style:style style:name="P46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8000" style:font-name="Times New Roman" fo:font-size="14pt" fo:font-weight="normal" officeooo:paragraph-rsid="00249004" fo:background-color="#ffffff" style:font-size-asian="14pt" style:font-size-complex="14pt"/>
    </style:style>
    <style:style style:name="P47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48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ff" style:font-name="Times New Roman" fo:font-size="14pt" fo:font-weight="normal" fo:background-color="#ffffff" style:font-size-asian="14pt" style:font-size-complex="14pt"/>
    </style:style>
    <style:style style:name="P49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50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00" style:font-name="Times New Roman" fo:font-size="14pt" fo:language="en" fo:country="US" style:text-underline-style="none" fo:font-weight="normal" fo:background-color="#ffffff" style:font-size-asian="14pt" style:font-weight-asian="normal" style:font-name-complex="Times New Roman" style:font-size-complex="14pt" style:font-weight-complex="normal"/>
    </style:style>
    <style:style style:name="P5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2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00" style:font-name="Droid Sans Mono" fo:font-size="10.5pt" fo:language="en" fo:country="US" style:text-underline-style="none" fo:font-weight="normal" officeooo:rsid="002b7da3" officeooo:paragraph-rsid="002b7da3" fo:background-color="#ffffff" style:font-size-asian="14pt" style:font-weight-asian="normal" style:font-name-complex="Times New Roman" style:font-size-complex="14pt" style:font-weight-complex="normal"/>
    </style:style>
    <style:style style:name="P53" style:family="paragraph" style:parent-style-name="Standard">
      <style:paragraph-properties style:line-height-at-least="0.503cm"/>
    </style:style>
    <style:style style:name="P54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style:font-name="Times New Roman" fo:font-size="14pt" fo:font-weight="bold" officeooo:rsid="002aacb3" officeooo:paragraph-rsid="002a687f" style:font-name-asian="Times New Roman1" style:font-size-asian="14pt" style:font-weight-asian="bold" style:font-name-complex="Times New Roman1" style:font-size-complex="14pt"/>
    </style:style>
    <style:style style:name="P5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style:font-name="Times New Roman" fo:font-size="14pt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4pt" fo:language="en" fo:country="US" style:text-underline-style="none" fo:font-weight="normal" officeooo:rsid="001fb4dd" style:font-size-asian="14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fo:font-size="14pt" fo:language="en" fo:country="US" style:text-underline-style="none" fo:font-weight="normal" officeooo:rsid="00286ad0" style:font-size-asian="14pt" style:font-weight-asian="normal" style:font-name-complex="Times New Roman" style:font-size-complex="14pt" style:font-weight-complex="normal"/>
    </style:style>
    <style:style style:name="T4" style:family="text">
      <style:text-properties style:font-name="Times New Roman" fo:font-size="14pt" fo:language="en" fo:country="US" style:text-underline-style="none" fo:font-weight="normal" officeooo:rsid="0028efde" style:font-size-asian="14pt" style:font-weight-asian="normal" style:font-name-complex="Times New Roman" style:font-size-complex="14pt" style:font-weight-complex="normal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color="#af00db"/>
    </style:style>
    <style:style style:name="T7" style:family="text">
      <style:text-properties fo:color="#af00db" style:font-name="Droid Sans Mono" fo:font-size="10.5pt" fo:language="en" fo:country="US" style:text-underline-style="none" fo:font-weight="normal" fo:background-color="#ffffff" loext:char-shading-value="0" style:font-weight-asian="bold" style:font-name-complex="Times New Roman" style:font-weight-complex="bold"/>
    </style:style>
    <style:style style:name="T8" style:family="text">
      <style:text-properties fo:color="#0000ff"/>
    </style:style>
    <style:style style:name="T9" style:family="text">
      <style:text-properties fo:color="#0000ff" fo:language="en" fo:country="US" style:text-underline-style="none" style:font-weight-asian="normal" style:font-name-complex="Times New Roman" style:font-weight-complex="normal"/>
    </style:style>
    <style:style style:name="T10" style:family="text">
      <style:text-properties fo:color="#0000ff" style:font-name="Droid Sans Mono" fo:font-size="10.5pt" fo:language="en" fo:country="US" style:text-underline-style="none" fo:font-weight="normal" fo:background-color="#ffffff" loext:char-shading-value="0" style:font-weight-asian="bold" style:font-name-complex="Times New Roman" style:font-weight-complex="bold"/>
    </style:style>
    <style:style style:name="T11" style:family="text">
      <style:text-properties fo:color="#09885a"/>
    </style:style>
    <style:style style:name="T12" style:family="text">
      <style:text-properties fo:color="#a31515"/>
    </style:style>
    <style:style style:name="T13" style:family="text">
      <style:text-properties fo:color="#a31515" style:font-name="Droid Sans Mono" fo:font-size="10.5pt" fo:language="en" fo:country="US" style:text-underline-style="none" fo:font-weight="normal" fo:background-color="#ffffff" loext:char-shading-value="0" style:font-weight-asian="bold" style:font-name-complex="Times New Roman" style:font-weight-complex="bold"/>
    </style:style>
    <style:style style:name="T14" style:family="text">
      <style:text-properties fo:color="#267f99"/>
    </style:style>
    <style:style style:name="T15" style:family="text">
      <style:text-properties fo:color="#001080"/>
    </style:style>
    <style:style style:name="T16" style:family="text">
      <style:text-properties fo:color="#008000"/>
    </style:style>
    <style:style style:name="T17" style:family="text">
      <style:text-properties fo:color="#795e26"/>
    </style:style>
    <style:style style:name="T18" style:family="text">
      <style:text-properties fo:color="#ff0000"/>
    </style:style>
    <style:style style:name="T19" style:family="text">
      <style:text-properties fo:font-variant="normal" fo:text-transform="none" fo:color="#000000" fo:letter-spacing="normal" fo:language="ru" fo:country="RU" fo:font-style="normal" style:text-underline-style="none" fo:font-weight="normal" style:font-style-asian="normal" style:font-weight-asian="normal" style:font-name-complex="Times New Roman" style:font-weight-complex="normal"/>
    </style:style>
    <style:style style:name="T20" style:family="text">
      <style:text-properties fo:font-variant="normal" fo:text-transform="none" fo:color="#000000" fo:letter-spacing="normal" fo:language="ru" fo:country="RU" fo:font-style="normal" style:text-underline-style="none" fo:font-weight="normal" officeooo:rsid="0021a258" style:font-style-asian="normal" style:font-weight-asian="normal" style:font-name-complex="Times New Roman" style:font-weight-complex="normal"/>
    </style:style>
    <style:style style:name="T21" style:family="text">
      <style:text-properties fo:font-variant="normal" fo:text-transform="none" fo:color="#000000" fo:letter-spacing="normal" fo:language="ru" fo:country="RU" fo:font-style="normal" style:text-underline-style="none" fo:font-weight="normal" officeooo:rsid="00249004" style:font-style-asian="normal" style:font-weight-asian="normal" style:font-name-complex="Times New Roman" style:font-weight-complex="normal"/>
    </style:style>
    <style:style style:name="T22" style:family="text">
      <style:text-properties fo:language="ru" fo:country="RU" style:text-underline-style="none" fo:font-weight="bold" style:font-weight-asian="bold" style:font-name-complex="Times New Roman" style:font-weight-complex="bold"/>
    </style:style>
    <style:style style:name="T23" style:family="text">
      <style:text-properties fo:language="ru" fo:country="RU" style:text-underline-style="none" fo:font-weight="normal" style:font-weight-asian="normal" style:font-name-complex="Times New Roman" style:font-weight-complex="normal"/>
    </style:style>
    <style:style style:name="T24" style:family="text">
      <style:text-properties fo:language="en" fo:country="US" style:text-underline-style="none" style:font-weight-asian="normal" style:font-name-complex="Times New Roman" style:font-weight-complex="normal"/>
    </style:style>
    <style:style style:name="T25" style:family="text">
      <style:text-properties fo:language="en" fo:country="US" style:text-underline-style="none" fo:font-weight="bold" style:font-weight-asian="bold" style:font-name-complex="Times New Roman" style:font-weight-complex="bold"/>
    </style:style>
    <style:style style:name="T26" style:family="text">
      <style:text-properties fo:language="en" fo:country="US" style:text-underline-style="none" style:font-size-asian="14pt" style:font-weight-asian="bold" style:font-name-complex="Times New Roman" style:font-size-complex="14pt" style:font-weight-complex="bold"/>
    </style:style>
    <style:style style:name="T27" style:family="text">
      <style:text-properties fo:language="en" fo:country="US" style:text-underline-style="none" officeooo:rsid="001fb4dd" style:font-size-asian="14pt" style:font-weight-asian="bold" style:font-name-complex="Times New Roman" style:font-size-complex="14pt" style:font-weight-complex="bold"/>
    </style:style>
    <style:style style:name="T28" style:family="text">
      <style:text-properties officeooo:rsid="00249004"/>
    </style:style>
    <style:style style:name="T29" style:family="text">
      <style:text-properties officeooo:rsid="002a367e"/>
    </style:style>
    <style:style style:name="T30" style:family="text">
      <style:text-properties officeooo:rsid="002b7d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осковский Авиационный Институт</text:p>
      <text:p text:style-name="P4">(Национальный исследовательский Университет)</text:p>
      <text:p text:style-name="P4"/>
      <text:p text:style-name="P4"/>
      <text:p text:style-name="P4">Факультет: «Информационные технологии и прикладная математика»</text:p>
      <text:p text:style-name="P4">Кафедра: 806 «Вычислительная математика и программирование»</text:p>
      <text:p text:style-name="P4"/>
      <text:p text:style-name="P4"/>
      <text:p text:style-name="P4"/>
      <text:p text:style-name="P4"/>
      <text:p text:style-name="P13">Лабораторная работа №<text:span text:style-name="T28">6</text:span></text:p>
      <text:p text:style-name="P13">по курсу «ООП»</text:p>
      <text:p text:style-name="P1"/>
      <text:p text:style-name="P13"/>
      <text:p text:style-name="P13"/>
      <text:p text:style-name="P13"/>
      <text:p text:style-name="P13">Тема:</text:p>
      <text:p text:style-name="P14">Итераторы и аллокаторы.</text:p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0">Студент:</text:p>
          </table:table-cell>
          <table:table-cell table:style-name="Таблица1.B1" office:value-type="string">
            <text:p text:style-name="P30">Обыденкова Ю.Ю.</text:p>
          </table:table-cell>
        </table:table-row>
        <table:table-row table:style-name="Таблица1.1">
          <table:table-cell table:style-name="Таблица1.A1" office:value-type="string">
            <text:p text:style-name="P30">Группа:</text:p>
          </table:table-cell>
          <table:table-cell table:style-name="Таблица1.B1" office:value-type="string">
            <text:p text:style-name="P30">М80-208Б-18</text:p>
          </table:table-cell>
        </table:table-row>
        <table:table-row table:style-name="Таблица1.1">
          <table:table-cell table:style-name="Таблица1.A1" office:value-type="string">
            <text:p text:style-name="P30">Преподаватель:</text:p>
          </table:table-cell>
          <table:table-cell table:style-name="Таблица1.B1" office:value-type="string">
            <text:p text:style-name="P30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31">Вариант:</text:p>
          </table:table-cell>
          <table:table-cell table:style-name="Таблица1.B1" office:value-type="string">
            <text:p text:style-name="P31">18</text:p>
          </table:table-cell>
        </table:table-row>
        <table:table-row table:style-name="Таблица1.5">
          <table:table-cell table:style-name="Таблица1.A1" office:value-type="string">
            <text:p text:style-name="P30">Оценка:</text:p>
          </table:table-cell>
          <table:table-cell table:style-name="Таблица1.B1" office:value-type="string">
            <text:p text:style-name="P32"/>
          </table:table-cell>
        </table:table-row>
        <table:table-row table:style-name="Таблица1.6">
          <table:table-cell table:style-name="Таблица1.A1" office:value-type="string">
            <text:p text:style-name="P30">Дата:</text:p>
          </table:table-cell>
          <table:table-cell table:style-name="Таблица1.B1" office:value-type="string">
            <text:p text:style-name="P3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Москва</text:p>
      <text:p text:style-name="P11">2019</text:p>
      <text:p text:style-name="P11"/>
      <text:list xml:id="list543057551" text:style-name="WW8Num2">
        <text:list-header>
          <text:p text:style-name="P37"><text:soft-page-break/></text:p>
        </text:list-header>
        <text:list-item>
          <text:p text:style-name="P38">Код программы:</text:p>
        </text:list-item>
      </text:list>
      <text:p text:style-name="P6"><text:span text:style-name="T29">A</text:span>llocator.h</text:p>
      <text:p text:style-name="P6"/>
      <text:p text:style-name="P19"><text:span text:style-name="T6">#pragma</text:span><text:span text:style-name="T8"> </text:span><text:span text:style-name="T18">once</text:span></text:p>
      <text:p text:style-name="P24"/>
      <text:p text:style-name="P17"><text:span text:style-name="T6">#include</text:span><text:span text:style-name="T8"> </text:span><text:span text:style-name="T12">&lt;memory&gt;</text:span></text:p>
      <text:p text:style-name="P17"><text:span text:style-name="T6">#include</text:span><text:span text:style-name="T8"> </text:span><text:span text:style-name="T12">"List.h"</text:span></text:p>
      <text:p text:style-name="P24"/>
      <text:p text:style-name="P17"><text:span text:style-name="T8">template</text:span> &lt;<text:span text:style-name="T8">typename</text:span> <text:span text:style-name="T14">T</text:span>, <text:span text:style-name="T8">size_t</text:span> <text:span text:style-name="T14">ALLOC_SIZE</text:span>&gt;</text:p>
      <text:p text:style-name="P17"><text:span text:style-name="T8">class</text:span> <text:span text:style-name="T14">Allocator</text:span> {</text:p>
      <text:p text:style-name="P20">public:</text:p>
      <text:p text:style-name="P17"><text:span text:style-name="T6">using</text:span> <text:span text:style-name="T14">value_type</text:span> = <text:span text:style-name="T14">T</text:span>;</text:p>
      <text:p text:style-name="P17"><text:span text:style-name="T6">using</text:span> <text:span text:style-name="T14">size_type</text:span> = <text:span text:style-name="T14">std</text:span>::<text:span text:style-name="T8">size_t</text:span>;</text:p>
      <text:p text:style-name="P17"><text:span text:style-name="T6">using</text:span> <text:span text:style-name="T14">difference_type</text:span> = <text:span text:style-name="T14">std</text:span>::<text:span text:style-name="T14">ptrdiff_t</text:span>;</text:p>
      <text:p text:style-name="P17"><text:span text:style-name="T6">using</text:span> <text:span text:style-name="T14">is_always_equal</text:span> = <text:span text:style-name="T14">std</text:span>::<text:span text:style-name="T14">false_type</text:span>;</text:p>
      <text:p text:style-name="P24"/>
      <text:p text:style-name="P17"><text:span text:style-name="T17">Allocator</text:span>(<text:span text:style-name="T8">const</text:span> <text:span text:style-name="T14">Allocator</text:span><text:span text:style-name="T8">&amp;</text:span>) = <text:span text:style-name="T8">delete</text:span>;</text:p>
      <text:p text:style-name="P17"><text:span text:style-name="T17">Allocator</text:span>(<text:span text:style-name="T14">Allocator</text:span><text:span text:style-name="T8">&amp;&amp;</text:span>) = <text:span text:style-name="T8">delete</text:span>;</text:p>
      <text:p text:style-name="P24"/>
      <text:p text:style-name="P17"><text:span text:style-name="T8">template</text:span>&lt;<text:span text:style-name="T8">class</text:span> <text:span text:style-name="T14">V</text:span>&gt;</text:p>
      <text:p text:style-name="P17"><text:span text:style-name="T8">struct</text:span> <text:span text:style-name="T14">rebind</text:span> {</text:p>
      <text:p text:style-name="P17"><text:span text:style-name="T6">using</text:span> <text:span text:style-name="T14">other</text:span> = <text:span text:style-name="T14">Allocator</text:span>&lt;<text:span text:style-name="T14">V</text:span>, <text:span text:style-name="T14">ALLOC_SIZE</text:span>&gt;;</text:p>
      <text:p text:style-name="P17">};</text:p>
      <text:p text:style-name="P24"/>
      <text:p text:style-name="P17"><text:span text:style-name="T17">Allocator</text:span>() {</text:p>
      <text:p text:style-name="P17"><text:span text:style-name="T8">size_t</text:span> object_count = ALLOC_SIZE / <text:span text:style-name="T8">sizeof</text:span>(T);</text:p>
      <text:p text:style-name="P24"/>
      <text:p text:style-name="P17">memory = <text:span text:style-name="T8">reinterpret_cast</text:span>&lt;<text:span text:style-name="T8">char</text:span>*&gt;(operator <text:span text:style-name="T6">new</text:span>(<text:span text:style-name="T8">sizeof</text:span>(T) * object_count));</text:p>
      <text:p text:style-name="P17"><text:span text:style-name="T6">for</text:span> (<text:span text:style-name="T8">size_t</text:span> i = <text:span text:style-name="T11">0</text:span>; i &lt; object_count; ++i) {</text:p>
      <text:p text:style-name="P17"><text:span text:style-name="T15">free_blocks</text:span>.<text:span text:style-name="T17">Insert</text:span>(<text:span text:style-name="T15">free_blocks</text:span>.<text:span text:style-name="T17">end</text:span>(), memory + <text:span text:style-name="T8">sizeof</text:span>(T) * i);</text:p>
      <text:p text:style-name="P17">}</text:p>
      <text:p text:style-name="P17">}</text:p>
      <text:p text:style-name="P24"/>
      <text:p text:style-name="P17"><text:span text:style-name="T17">~Allocator</text:span>() {</text:p>
      <text:p text:style-name="P17">operator <text:span text:style-name="T6">delete</text:span>(memory);</text:p>
      <text:p text:style-name="P17">}</text:p>
      <text:p text:style-name="P24"/>
      <text:p text:style-name="P17"><text:span text:style-name="T14">T</text:span><text:span text:style-name="T8">*</text:span> <text:span text:style-name="T17">allocate</text:span>(<text:span text:style-name="T8">size_t</text:span> <text:span text:style-name="T15">size</text:span>) {</text:p>
      <text:p text:style-name="P17"><text:span text:style-name="T6">if</text:span> (size &gt; <text:span text:style-name="T11">1</text:span>) {</text:p>
      <text:p text:style-name="P17"><text:span text:style-name="T6">throw</text:span> <text:span text:style-name="T14">std</text:span>::<text:span text:style-name="T17">logic_error</text:span>(<text:span text:style-name="T12">"This allocator cant do that"</text:span>);</text:p>
      <text:p text:style-name="P17">}</text:p>
      <text:p text:style-name="P17"><text:span text:style-name="T6">if</text:span> (<text:span text:style-name="T15">free_blocks</text:span>.<text:span text:style-name="T17">Empty</text:span>()) {</text:p>
      <text:p text:style-name="P17"><text:span text:style-name="T6">throw</text:span> <text:span text:style-name="T14">std</text:span>::<text:span text:style-name="T17">bad_alloc</text:span>();</text:p>
      <text:p text:style-name="P17">}</text:p>
      <text:p text:style-name="P17">T* temp = <text:span text:style-name="T8">reinterpret_cast</text:span>&lt;T*&gt;(*<text:span text:style-name="T15">free_blocks</text:span>.<text:span text:style-name="T17">begin</text:span>());</text:p>
      <text:p text:style-name="P17"><text:span text:style-name="T15">free_blocks</text:span>.<text:span text:style-name="T17">Erase</text:span>(<text:span text:style-name="T15">free_blocks</text:span>.<text:span text:style-name="T17">begin</text:span>());</text:p>
      <text:p text:style-name="P17"><text:span text:style-name="T6">return</text:span> temp;</text:p>
      <text:p text:style-name="P24"/>
      <text:p text:style-name="P17">}</text:p>
      <text:p text:style-name="P24"/>
      <text:p text:style-name="P17"><text:span text:style-name="T8">void</text:span> <text:span text:style-name="T17">deallocate</text:span>(<text:span text:style-name="T14">T</text:span><text:span text:style-name="T8">*</text:span> <text:span text:style-name="T15">ptr</text:span>, <text:span text:style-name="T8">size_t</text:span> <text:span text:style-name="T15">size</text:span>) {</text:p>
      <text:p text:style-name="P17"><text:soft-page-break/><text:span text:style-name="T6">if</text:span> (size &gt; <text:span text:style-name="T11">1</text:span>) {</text:p>
      <text:p text:style-name="P17"><text:span text:style-name="T6">throw</text:span> <text:span text:style-name="T14">std</text:span>::<text:span text:style-name="T17">logic_error</text:span>(<text:span text:style-name="T12">"This allocator cant do that"</text:span>);</text:p>
      <text:p text:style-name="P17">}</text:p>
      <text:p text:style-name="P17"><text:span text:style-name="T15">free_blocks</text:span>.<text:span text:style-name="T17">Insert</text:span>(<text:span text:style-name="T15">free_blocks</text:span>.<text:span text:style-name="T17">end</text:span>(), <text:span text:style-name="T8">reinterpret_cast</text:span>&lt;<text:span text:style-name="T8">char</text:span>*&gt;(ptr));</text:p>
      <text:p text:style-name="P17">}</text:p>
      <text:p text:style-name="P24"/>
      <text:p text:style-name="P20">private:</text:p>
      <text:p text:style-name="P17"><text:span text:style-name="T14">Containers</text:span>::List&lt;<text:span text:style-name="T8">char</text:span>*&gt; free_blocks;</text:p>
      <text:p text:style-name="P17"><text:span text:style-name="T8">char</text:span>* memory;</text:p>
      <text:p text:style-name="P17">};</text:p>
      <text:p text:style-name="P17"/>
      <text:p text:style-name="P22"/>
      <text:p text:style-name="P16"/>
      <text:p text:style-name="P22"/>
      <text:p text:style-name="P16"/>
      <text:p text:style-name="P8"/>
      <text:p text:style-name="P7"/>
      <text:p text:style-name="P7"/>
      <text:p text:style-name="P7"><text:span text:style-name="T29">Point</text:span>.h<text:line-break/></text:p>
      <text:p text:style-name="P18"><text:span text:style-name="T6">#pragma</text:span><text:span text:style-name="T8"> </text:span><text:span text:style-name="T18">once</text:span></text:p>
      <text:p text:style-name="P24"/>
      <text:p text:style-name="P17"><text:span text:style-name="T6">#include</text:span><text:span text:style-name="T8"> </text:span><text:span text:style-name="T12">&lt;numeric&gt;</text:span></text:p>
      <text:p text:style-name="P17"><text:span text:style-name="T6">#include</text:span><text:span text:style-name="T8"> </text:span><text:span text:style-name="T12">&lt;iostream&gt;</text:span></text:p>
      <text:p text:style-name="P17"><text:span text:style-name="T6">#include</text:span><text:span text:style-name="T8"> </text:span><text:span text:style-name="T12">&lt;vector&gt;</text:span></text:p>
      <text:p text:style-name="P17"><text:span text:style-name="T6">#include</text:span><text:span text:style-name="T8"> </text:span><text:span text:style-name="T12">&lt;cmath&gt;</text:span></text:p>
      <text:p text:style-name="P17"><text:span text:style-name="T6">#include</text:span><text:span text:style-name="T8"> </text:span><text:span text:style-name="T12">&lt;limits&gt;</text:span>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struct</text:span> <text:span text:style-name="T14">Point</text:span> {</text:p>
      <text:p text:style-name="P17">T x = <text:span text:style-name="T11">0</text:span>;</text:p>
      <text:p text:style-name="P17">T y = <text:span text:style-name="T11">0</text:span>;</text:p>
      <text:p text:style-name="P17">};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class</text:span> <text:span text:style-name="T14">Vector</text:span> {</text:p>
      <text:p text:style-name="P20">public:</text:p>
      <text:p text:style-name="P17"><text:span text:style-name="T8">explicit</text:span> <text:span text:style-name="T17">Vector</text:span>(<text:span text:style-name="T14">T</text:span> <text:span text:style-name="T15">a</text:span>, <text:span text:style-name="T14">T</text:span> <text:span text:style-name="T15">b</text:span>);</text:p>
      <text:p text:style-name="P17"><text:span text:style-name="T8">explicit</text:span> <text:span text:style-name="T17">Vector</text:span>(<text:span text:style-name="T14">Point</text:span>&lt;<text:span text:style-name="T14">T</text:span>&gt; <text:span text:style-name="T15">a</text:span>, <text:span text:style-name="T14">Point</text:span>&lt;<text:span text:style-name="T14">T</text:span>&gt; <text:span text:style-name="T15">b</text:span>);</text:p>
      <text:p text:style-name="P17"><text:span text:style-name="T8">bool</text:span> <text:span text:style-name="T6">operator</text:span> <text:span text:style-name="T6">==</text:span> (<text:span text:style-name="T14">Vector</text:span> <text:span text:style-name="T15">rhs</text:span>);</text:p>
      <text:p text:style-name="P17"><text:span text:style-name="T14">Vector</text:span> <text:span text:style-name="T6">operator</text:span> <text:span text:style-name="T6">-</text:span> ();</text:p>
      <text:p text:style-name="P17"><text:span text:style-name="T8">double</text:span> <text:span text:style-name="T17">length</text:span>() <text:span text:style-name="T8">const</text:span>;</text:p>
      <text:p text:style-name="P17">T x;</text:p>
      <text:p text:style-name="P17">T y;</text:p>
      <text:p text:style-name="P17">};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Point</text:span>&lt;<text:span text:style-name="T14">T</text:span>&gt; <text:span text:style-name="T6">operator</text:span> <text:span text:style-name="T6">+</text:span> (<text:span text:style-name="T14">Point</text:span>&lt;<text:span text:style-name="T14">T</text:span>&gt; <text:span text:style-name="T15">lhs</text:span>, <text:span text:style-name="T14">Point</text:span>&lt;<text:span text:style-name="T14">T</text:span>&gt; <text:span text:style-name="T15">rhs</text:span>) {</text:p>
      <text:p text:style-name="P17"><text:span text:style-name="T6">return</text:span> {<text:span text:style-name="T15">lhs</text:span>.<text:span text:style-name="T15">x</text:span> + <text:span text:style-name="T15">rhs</text:span>.<text:span text:style-name="T15">x</text:span>, <text:span text:style-name="T15">lhs</text:span>.<text:span text:style-name="T15">y</text:span> + <text:span text:style-name="T15">rhs</text:span>.<text:span text:style-name="T15">y</text:span>};</text:p>
      <text:p text:style-name="P17">}</text:p>
      <text:p text:style-name="P24"/>
      <text:p text:style-name="P17"><text:soft-page-break/><text:span text:style-name="T8">template</text:span> &lt;<text:span text:style-name="T8">typename</text:span> <text:span text:style-name="T14">T</text:span>&gt;</text:p>
      <text:p text:style-name="P17"><text:span text:style-name="T14">Point</text:span>&lt;<text:span text:style-name="T14">T</text:span>&gt; <text:span text:style-name="T6">operator</text:span> <text:span text:style-name="T6">-</text:span> (<text:span text:style-name="T14">Point</text:span>&lt;<text:span text:style-name="T14">T</text:span>&gt; <text:span text:style-name="T15">lhs</text:span>, <text:span text:style-name="T14">Point</text:span>&lt;<text:span text:style-name="T14">T</text:span>&gt; <text:span text:style-name="T15">rhs</text:span>) {</text:p>
      <text:p text:style-name="P17"><text:span text:style-name="T6">return</text:span> {<text:span text:style-name="T15">lhs</text:span>.<text:span text:style-name="T15">x</text:span> - <text:span text:style-name="T15">rhs</text:span>.<text:span text:style-name="T15">x</text:span>, <text:span text:style-name="T15">lhs</text:span>.<text:span text:style-name="T15">y</text:span> - <text:span text:style-name="T15">rhs</text:span>.<text:span text:style-name="T15">y</text:span>}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Point</text:span>&lt;<text:span text:style-name="T14">T</text:span>&gt; <text:span text:style-name="T6">operator</text:span> <text:span text:style-name="T6">/</text:span> (<text:span text:style-name="T14">Point</text:span>&lt;<text:span text:style-name="T14">T</text:span>&gt; <text:span text:style-name="T15">lhs</text:span>, <text:span text:style-name="T8">double</text:span> <text:span text:style-name="T15">a</text:span>) {</text:p>
      <text:p text:style-name="P17"><text:span text:style-name="T6">return</text:span> { <text:span text:style-name="T15">lhs</text:span>.<text:span text:style-name="T15">x</text:span> / a, <text:span text:style-name="T15">lhs</text:span>.<text:span text:style-name="T15">y</text:span> / a}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Point</text:span>&lt;<text:span text:style-name="T14">T</text:span>&gt; <text:span text:style-name="T6">operator</text:span> <text:span text:style-name="T6">*</text:span> (<text:span text:style-name="T14">Point</text:span>&lt;<text:span text:style-name="T14">T</text:span>&gt; <text:span text:style-name="T15">lhs</text:span>, <text:span text:style-name="T8">double</text:span> <text:span text:style-name="T15">a</text:span>) {</text:p>
      <text:p text:style-name="P17"><text:span text:style-name="T6">return</text:span> {<text:span text:style-name="T15">lhs</text:span>.<text:span text:style-name="T15">x</text:span> * a, <text:span text:style-name="T15">lhs</text:span>.<text:span text:style-name="T15">y</text:span> * a}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bool</text:span> <text:span text:style-name="T6">operator</text:span> <text:span text:style-name="T6">&lt;</text:span> (<text:span text:style-name="T14">Point</text:span>&lt;<text:span text:style-name="T14">T</text:span>&gt; <text:span text:style-name="T15">lhs</text:span>, <text:span text:style-name="T14">Point</text:span>&lt;<text:span text:style-name="T14">T</text:span>&gt; <text:span text:style-name="T15">rhs</text:span>) {</text:p>
      <text:p text:style-name="P17"><text:span text:style-name="T6">return</text:span> (<text:span text:style-name="T15">lhs</text:span>.<text:span text:style-name="T15">x</text:span> * <text:span text:style-name="T15">lhs</text:span>.<text:span text:style-name="T15">x</text:span> + <text:span text:style-name="T15">lhs</text:span>.<text:span text:style-name="T15">y</text:span> * <text:span text:style-name="T15">lhs</text:span>.<text:span text:style-name="T15">y</text:span>) &lt; (<text:span text:style-name="T15">lhs</text:span>.<text:span text:style-name="T15">x</text:span> * <text:span text:style-name="T15">lhs</text:span>.<text:span text:style-name="T15">x</text:span> + <text:span text:style-name="T15">lhs</text:span>.<text:span text:style-name="T15">y</text:span> * <text:span text:style-name="T15">lhs</text:span>.<text:span text:style-name="T15">y</text:span>)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double</text:span> <text:span text:style-name="T6">operator</text:span> <text:span text:style-name="T6">*</text:span> (<text:span text:style-name="T14">Vector</text:span>&lt;<text:span text:style-name="T14">T</text:span>&gt; <text:span text:style-name="T15">lhs</text:span>, <text:span text:style-name="T14">Vector</text:span>&lt;<text:span text:style-name="T14">T</text:span>&gt; <text:span text:style-name="T15">rhs</text:span>) {</text:p>
      <text:p text:style-name="P17"><text:span text:style-name="T6">return</text:span> <text:span text:style-name="T15">lhs</text:span>.<text:span text:style-name="T15">x</text:span> * <text:span text:style-name="T15">rhs</text:span>.<text:span text:style-name="T15">x</text:span> + <text:span text:style-name="T15">lhs</text:span>.<text:span text:style-name="T15">y</text:span> * <text:span text:style-name="T15">rhs</text:span>.<text:span text:style-name="T15">y</text:span>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bool</text:span> <text:span text:style-name="T17">is_parallel</text:span>(<text:span text:style-name="T8">const</text:span> <text:span text:style-name="T14">Vector</text:span>&lt;<text:span text:style-name="T14">T</text:span>&gt;<text:span text:style-name="T8">&amp;</text:span> <text:span text:style-name="T15">lhs</text:span>, <text:span text:style-name="T8">const</text:span> <text:span text:style-name="T14">Vector</text:span>&lt;<text:span text:style-name="T14">T</text:span>&gt;<text:span text:style-name="T8">&amp;</text:span> <text:span text:style-name="T15">rhs</text:span>) {</text:p>
      <text:p text:style-name="P17"><text:span text:style-name="T6">return</text:span> (<text:span text:style-name="T15">lhs</text:span>.<text:span text:style-name="T15">x</text:span> * <text:span text:style-name="T15">rhs</text:span>.<text:span text:style-name="T15">y</text:span> - <text:span text:style-name="T15">lhs</text:span>.<text:span text:style-name="T15">y</text:span> * <text:span text:style-name="T15">rhs</text:span>.<text:span text:style-name="T15">y</text:span>) == <text:span text:style-name="T11">0</text:span>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bool</text:span> <text:span text:style-name="T14">Vector</text:span>&lt;<text:span text:style-name="T14">T</text:span>&gt;::<text:span text:style-name="T6">operator</text:span> <text:span text:style-name="T6">==</text:span> (<text:span text:style-name="T14">Vector</text:span>&lt;<text:span text:style-name="T14">T</text:span>&gt; <text:span text:style-name="T15">rhs</text:span>) {</text:p>
      <text:p text:style-name="P25">return</text:p>
      <text:p text:style-name="P17"><text:span text:style-name="T14">std</text:span>::<text:span text:style-name="T17">abs</text:span>(x - <text:span text:style-name="T15">rhs</text:span>.<text:span text:style-name="T15">x</text:span>) &lt; <text:span text:style-name="T14">std</text:span>::<text:span text:style-name="T14">numeric_limits</text:span>&lt;<text:span text:style-name="T8">double</text:span>&gt;::<text:span text:style-name="T17">epsilon</text:span>() * <text:span text:style-name="T11">100</text:span></text:p>
      <text:p text:style-name="P17">&amp;&amp; <text:span text:style-name="T14">std</text:span>::<text:span text:style-name="T17">abs</text:span>(y - <text:span text:style-name="T15">rhs</text:span>.<text:span text:style-name="T15">y</text:span>) &lt; <text:span text:style-name="T14">std</text:span>::<text:span text:style-name="T14">numeric_limits</text:span>&lt;<text:span text:style-name="T8">double</text:span>&gt;::<text:span text:style-name="T17">epsilon</text:span>() * <text:span text:style-name="T11">100</text:span>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double</text:span> <text:span text:style-name="T14">Vector</text:span>&lt;<text:span text:style-name="T14">T</text:span>&gt;::<text:span text:style-name="T17">length</text:span>() <text:span text:style-name="T8">const</text:span> {</text:p>
      <text:p text:style-name="P17"><text:span text:style-name="T6">return</text:span> <text:span text:style-name="T17">sqrt</text:span>(x*x + y*y)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Vector</text:span>&lt;<text:span text:style-name="T14">T</text:span>&gt;::<text:span text:style-name="T17">Vector</text:span>(T a, T b)</text:p>
      <text:p text:style-name="P17">: <text:span text:style-name="T17">x</text:span>(a), <text:span text:style-name="T17">y</text:span>(b) {</text:p>
      <text:p text:style-name="P24"/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Vector</text:span>&lt;<text:span text:style-name="T14">T</text:span>&gt;::<text:span text:style-name="T17">Vector</text:span>(Point&lt;T&gt; a, Point&lt;T&gt; b)</text:p>
      <text:p text:style-name="P17">: <text:span text:style-name="T17">x</text:span>(<text:span text:style-name="T15">b</text:span>.<text:span text:style-name="T15">x</text:span> - <text:span text:style-name="T15">a</text:span>.<text:span text:style-name="T15">x</text:span>), <text:span text:style-name="T17">y</text:span>(<text:span text:style-name="T15">b</text:span>.<text:span text:style-name="T15">y</text:span> - <text:span text:style-name="T15">a</text:span>.<text:span text:style-name="T15">y</text:span>){</text:p>
      <text:p text:style-name="P24"/>
      <text:p text:style-name="P17"><text:soft-page-break/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Vector</text:span>&lt;<text:span text:style-name="T14">T</text:span>&gt; <text:span text:style-name="T14">Vector</text:span>&lt;<text:span text:style-name="T14">T</text:span>&gt;::<text:span text:style-name="T6">operator</text:span> <text:span text:style-name="T6">-</text:span> () {</text:p>
      <text:p text:style-name="P17"><text:span text:style-name="T6">return</text:span> <text:span text:style-name="T17">Vector</text:span>(-x, -y)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bool</text:span> <text:span text:style-name="T17">is_perpendecular</text:span>(<text:span text:style-name="T8">const</text:span> <text:span text:style-name="T14">Vector</text:span>&lt;<text:span text:style-name="T14">T</text:span>&gt;<text:span text:style-name="T8">&amp;</text:span> <text:span text:style-name="T15">lhs</text:span>, <text:span text:style-name="T8">const</text:span> <text:span text:style-name="T14">Vector</text:span>&lt;<text:span text:style-name="T14">T</text:span>&gt;<text:span text:style-name="T8">&amp;</text:span> <text:span text:style-name="T15">rhs</text:span>) {</text:p>
      <text:p text:style-name="P17"><text:span text:style-name="T6">return</text:span> (lhs * rhs) == <text:span text:style-name="T11">0</text:span>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double</text:span> <text:span text:style-name="T17">point_and_line_distance</text:span>(<text:span text:style-name="T14">Point</text:span>&lt;<text:span text:style-name="T14">T</text:span>&gt; <text:span text:style-name="T15">p1</text:span>, <text:span text:style-name="T14">Point</text:span>&lt;<text:span text:style-name="T14">T</text:span>&gt; <text:span text:style-name="T15">p2</text:span>, <text:span text:style-name="T14">Point</text:span>&lt;<text:span text:style-name="T14">T</text:span>&gt; <text:span text:style-name="T15">p3</text:span>) {</text:p>
      <text:p text:style-name="P17"><text:span text:style-name="T8">double</text:span> A = <text:span text:style-name="T15">p2</text:span>.<text:span text:style-name="T15">y</text:span> - <text:span text:style-name="T15">p3</text:span>.<text:span text:style-name="T15">y</text:span>;</text:p>
      <text:p text:style-name="P17"><text:span text:style-name="T8">double</text:span> B = <text:span text:style-name="T15">p3</text:span>.<text:span text:style-name="T15">x</text:span> - <text:span text:style-name="T15">p2</text:span>.<text:span text:style-name="T15">x</text:span>;</text:p>
      <text:p text:style-name="P17"><text:span text:style-name="T8">double</text:span> C = <text:span text:style-name="T15">p2</text:span>.<text:span text:style-name="T15">x</text:span>*<text:span text:style-name="T15">p3</text:span>.<text:span text:style-name="T15">y</text:span> - <text:span text:style-name="T15">p3</text:span>.<text:span text:style-name="T15">x</text:span>*<text:span text:style-name="T15">p2</text:span>.<text:span text:style-name="T15">y</text:span>;</text:p>
      <text:p text:style-name="P17"><text:span text:style-name="T6">return</text:span> (<text:span text:style-name="T14">std</text:span>::<text:span text:style-name="T17">abs</text:span>(A*<text:span text:style-name="T15">p1</text:span>.<text:span text:style-name="T15">x</text:span> + B*<text:span text:style-name="T15">p1</text:span>.<text:span text:style-name="T15">y</text:span> + C) / <text:span text:style-name="T14">std</text:span>::<text:span text:style-name="T17">sqrt</text:span>(A*A + B*B))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std</text:span>::<text:span text:style-name="T14">ostream</text:span><text:span text:style-name="T8">&amp;</text:span> <text:span text:style-name="T6">operator</text:span> <text:span text:style-name="T6">&lt;&lt;</text:span> (<text:span text:style-name="T14">std</text:span>::<text:span text:style-name="T14">ostream</text:span><text:span text:style-name="T8">&amp;</text:span> <text:span text:style-name="T15">os</text:span>, <text:span text:style-name="T8">const</text:span> <text:span text:style-name="T14">Point</text:span>&lt;<text:span text:style-name="T14">T</text:span>&gt;<text:span text:style-name="T8">&amp;</text:span> <text:span text:style-name="T15">p</text:span>) {</text:p>
      <text:p text:style-name="P17"><text:span text:style-name="T6">return</text:span> os &lt;&lt; <text:span text:style-name="T15">p</text:span>.<text:span text:style-name="T15">x</text:span> &lt;&lt; <text:span text:style-name="T12">" "</text:span> &lt;&lt; <text:span text:style-name="T15">p</text:span>.<text:span text:style-name="T15">y</text:span>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std</text:span>::<text:span text:style-name="T14">istream</text:span><text:span text:style-name="T8">&amp;</text:span> <text:span text:style-name="T6">operator</text:span> <text:span text:style-name="T6">&gt;&gt;</text:span> (<text:span text:style-name="T14">std</text:span>::<text:span text:style-name="T14">istream</text:span><text:span text:style-name="T8">&amp;</text:span> <text:span text:style-name="T15">is</text:span>, <text:span text:style-name="T14">Point</text:span>&lt;<text:span text:style-name="T14">T</text:span>&gt;<text:span text:style-name="T8">&amp;</text:span> <text:span text:style-name="T15">p</text:span>) {</text:p>
      <text:p text:style-name="P17"><text:span text:style-name="T6">return</text:span> is &gt;&gt; <text:span text:style-name="T15">p</text:span>.<text:span text:style-name="T15">x</text:span> &gt;&gt; <text:span text:style-name="T15">p</text:span>.<text:span text:style-name="T15">y</text:span>;</text:p>
      <text:p text:style-name="P17">}</text:p>
      <text:p text:style-name="P26"><text:line-break/></text:p>
      <text:p text:style-name="P21"/>
      <text:p text:style-name="P9"/>
      <text:p text:style-name="P9"/>
      <text:p text:style-name="P7"><text:span text:style-name="T29">Square</text:span>.<text:span text:style-name="T29">h</text:span><text:line-break/></text:p>
      <text:p text:style-name="P18"><text:span text:style-name="T6">#pragma</text:span><text:span text:style-name="T8"> </text:span><text:span text:style-name="T18">once</text:span></text:p>
      <text:p text:style-name="P24"/>
      <text:p text:style-name="P17"><text:span text:style-name="T6">#include</text:span><text:span text:style-name="T8"> </text:span><text:span text:style-name="T12">&lt;iostream&gt;</text:span></text:p>
      <text:p text:style-name="P17"><text:span text:style-name="T6">#include</text:span><text:span text:style-name="T8"> </text:span><text:span text:style-name="T12">&lt;exception&gt;</text:span></text:p>
      <text:p text:style-name="P17"><text:span text:style-name="T6">#include</text:span><text:span text:style-name="T8"> </text:span><text:span text:style-name="T12">"Point.h"</text:span></text:p>
      <text:p text:style-name="P27"/>
      <text:p text:style-name="P17"><text:span text:style-name="T8">template</text:span> &lt;<text:span text:style-name="T8">typename</text:span> <text:span text:style-name="T14">T</text:span>&gt;</text:p>
      <text:p text:style-name="P17"><text:span text:style-name="T8">class</text:span> <text:span text:style-name="T14">Square</text:span> {</text:p>
      <text:p text:style-name="P20">public:</text:p>
      <text:p text:style-name="P17"><text:span text:style-name="T17">Square</text:span>() = <text:span text:style-name="T8">default</text:span>;</text:p>
      <text:p text:style-name="P17"><text:span text:style-name="T17">Square</text:span>(<text:span text:style-name="T14">Point</text:span>&lt;<text:span text:style-name="T14">T</text:span>&gt; <text:span text:style-name="T15">p1</text:span>, <text:span text:style-name="T14">Point</text:span>&lt;<text:span text:style-name="T14">T</text:span>&gt; <text:span text:style-name="T15">p2</text:span>, <text:span text:style-name="T14">Point</text:span>&lt;<text:span text:style-name="T14">T</text:span>&gt;<text:span text:style-name="T15">p3</text:span>, <text:span text:style-name="T14">Point</text:span>&lt;<text:span text:style-name="T14">T</text:span>&gt; <text:span text:style-name="T15">p4</text:span>);</text:p>
      <text:p text:style-name="P17"><text:span text:style-name="T14">Point</text:span>&lt;<text:span text:style-name="T14">T</text:span>&gt; <text:span text:style-name="T17">Center</text:span>() <text:span text:style-name="T8">const</text:span>;</text:p>
      <text:p text:style-name="P17"><text:span text:style-name="T8">double</text:span> <text:span text:style-name="T17">Area</text:span>() <text:span text:style-name="T8">const</text:span>;</text:p>
      <text:p text:style-name="P17"><text:span text:style-name="T8">void</text:span> <text:span text:style-name="T17">Print</text:span>(<text:span text:style-name="T14">std</text:span>::<text:span text:style-name="T14">ostream</text:span><text:span text:style-name="T8">&amp;</text:span> <text:span text:style-name="T15">os</text:span>) <text:span text:style-name="T8">const</text:span>;</text:p>
      <text:p text:style-name="P17"><text:soft-page-break/><text:span text:style-name="T8">void</text:span> <text:span text:style-name="T17">Scan</text:span>(<text:span text:style-name="T14">std</text:span>::<text:span text:style-name="T14">istream</text:span><text:span text:style-name="T8">&amp;</text:span> <text:span text:style-name="T15">is</text:span>);</text:p>
      <text:p text:style-name="P24"/>
      <text:p text:style-name="P20">private:</text:p>
      <text:p text:style-name="P17">Point&lt;T&gt; p1_, p2_, p3_, p4_;</text:p>
      <text:p text:style-name="P17">};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Square</text:span>&lt;<text:span text:style-name="T14">T</text:span>&gt;::<text:span text:style-name="T17">Square</text:span>(Point&lt;T&gt; p1, Point&lt;T&gt; p2, Point&lt;T&gt; p3, Point&lt;T&gt; p4)</text:p>
      <text:p text:style-name="P17">: <text:span text:style-name="T17">p1_</text:span>(p1), <text:span text:style-name="T17">p2_</text:span>(p2), <text:span text:style-name="T17">p3_</text:span>(p3), <text:span text:style-name="T17">p4_</text:span>(p4){</text:p>
      <text:p text:style-name="P17">Vector&lt;T&gt; <text:span text:style-name="T17">v1</text:span>(p1_, p2_), <text:span text:style-name="T17">v2</text:span>(p3_, p4_);</text:p>
      <text:p text:style-name="P17"><text:span text:style-name="T6">if</text:span> (v1 = <text:span text:style-name="T17">Vector</text:span>&lt;<text:span text:style-name="T14">T</text:span>&gt;(p1_, p2_), v2 = <text:span text:style-name="T17">Vector</text:span>&lt;<text:span text:style-name="T14">T</text:span>&gt;(p3_, p4_), <text:span text:style-name="T17">is_parallel</text:span>(v1, v2)) {</text:p>
      <text:p text:style-name="P17"><text:span text:style-name="T6">if</text:span> (v1 * v2 &lt; <text:span text:style-name="T11">0</text:span>) {</text:p>
      <text:p text:style-name="P17"><text:span text:style-name="T14">std</text:span>::<text:span text:style-name="T17">swap</text:span>(p3_, p4_);</text:p>
      <text:p text:style-name="P17">}</text:p>
      <text:p text:style-name="P17">} <text:span text:style-name="T6">else</text:span> <text:span text:style-name="T6">if</text:span> (v1 = <text:span text:style-name="T17">Vector</text:span>&lt;<text:span text:style-name="T14">T</text:span>&gt;(p1_, p3_), v2 = <text:span text:style-name="T17">Vector</text:span>&lt;<text:span text:style-name="T14">T</text:span>&gt;(p2_, p4_), <text:span text:style-name="T17">is_parallel</text:span>(v1, v2)) {</text:p>
      <text:p text:style-name="P17"><text:span text:style-name="T6">if</text:span> (v1 * v2 &lt; <text:span text:style-name="T11">0</text:span>) {</text:p>
      <text:p text:style-name="P17"><text:span text:style-name="T14">std</text:span>::<text:span text:style-name="T17">swap</text:span>(p2_, p4_);</text:p>
      <text:p text:style-name="P17">}</text:p>
      <text:p text:style-name="P17"><text:span text:style-name="T14">std</text:span>::<text:span text:style-name="T17">swap</text:span>(p2_, p3_);</text:p>
      <text:p text:style-name="P17">} <text:span text:style-name="T6">else</text:span> <text:span text:style-name="T6">if</text:span> (v1 = <text:span text:style-name="T17">Vector</text:span>&lt;<text:span text:style-name="T14">T</text:span>&gt;(p1_, p4_), v2 = <text:span text:style-name="T17">Vector</text:span>&lt;<text:span text:style-name="T14">T</text:span>&gt;(p2_, p3_), <text:span text:style-name="T17">is_parallel</text:span>(v1, v2)) {</text:p>
      <text:p text:style-name="P17"><text:span text:style-name="T6">if</text:span> (v1 * v2 &lt; <text:span text:style-name="T11">0</text:span>) {</text:p>
      <text:p text:style-name="P17"><text:span text:style-name="T14">std</text:span>::<text:span text:style-name="T17">swap</text:span>(p2_, p3_);</text:p>
      <text:p text:style-name="P17">}</text:p>
      <text:p text:style-name="P17"><text:span text:style-name="T14">std</text:span>::<text:span text:style-name="T17">swap</text:span>(p2_, p4_);</text:p>
      <text:p text:style-name="P17"><text:span text:style-name="T14">std</text:span>::<text:span text:style-name="T17">swap</text:span>(p3_, p4_);</text:p>
      <text:p text:style-name="P17">} <text:span text:style-name="T6">else</text:span> {</text:p>
      <text:p text:style-name="P17"><text:span text:style-name="T6">throw</text:span> <text:span text:style-name="T14">std</text:span>::<text:span text:style-name="T17">logic_error</text:span>(<text:span text:style-name="T12">"At least 2 sides of Square must be parallel"</text:span>);</text:p>
      <text:p text:style-name="P17">}</text:p>
      <text:p text:style-name="P24"/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Point</text:span>&lt;<text:span text:style-name="T14">T</text:span>&gt; <text:span text:style-name="T14">Square</text:span>&lt;<text:span text:style-name="T14">T</text:span>&gt;::<text:span text:style-name="T17">Center</text:span>() <text:span text:style-name="T8">const</text:span> {</text:p>
      <text:p text:style-name="P17"><text:span text:style-name="T6">return</text:span> (p1_ + p2_ + p3_ + p4_) / <text:span text:style-name="T11">4</text:span>;</text:p>
      <text:p text:style-name="P17">}</text:p>
      <text:p text:style-name="P24"/>
      <text:p text:style-name="P17"><text:span text:style-name="T8">template</text:span>&lt;<text:span text:style-name="T8">typename</text:span> <text:span text:style-name="T14">T</text:span>&gt;</text:p>
      <text:p text:style-name="P17"><text:span text:style-name="T8">double</text:span> <text:span text:style-name="T14">Square</text:span>&lt;<text:span text:style-name="T14">T</text:span>&gt;::<text:span text:style-name="T17">Area</text:span>() <text:span text:style-name="T8">const</text:span> {</text:p>
      <text:p text:style-name="P17"><text:span text:style-name="T8">double</text:span> height = <text:span text:style-name="T17">point_and_line_distance</text:span>(p1_, p3_, p4_);</text:p>
      <text:p text:style-name="P17"><text:span text:style-name="T6">return</text:span> (<text:span text:style-name="T17">Vector</text:span>&lt;<text:span text:style-name="T14">T</text:span>&gt;(p1_, p2_).<text:span text:style-name="T17">length</text:span>() + <text:span text:style-name="T17">Vector</text:span>&lt;<text:span text:style-name="T14">T</text:span>&gt;(p3_, p4_).<text:span text:style-name="T17">length</text:span>()) * height / <text:span text:style-name="T11">2</text:span>;</text:p>
      <text:p text:style-name="P17">}</text:p>
      <text:p text:style-name="P24"/>
      <text:p text:style-name="P17"><text:span text:style-name="T8">template</text:span>&lt;<text:span text:style-name="T8">typename</text:span> <text:span text:style-name="T14">T</text:span>&gt;</text:p>
      <text:p text:style-name="P17"><text:span text:style-name="T8">void</text:span> <text:span text:style-name="T14">Square</text:span>&lt;<text:span text:style-name="T14">T</text:span>&gt;::<text:span text:style-name="T17">Print</text:span>(<text:span text:style-name="T14">std</text:span>::<text:span text:style-name="T14">ostream</text:span><text:span text:style-name="T8">&amp;</text:span> <text:span text:style-name="T15">os</text:span>) <text:span text:style-name="T8">const</text:span> {</text:p>
      <text:p text:style-name="P17">os &lt;&lt; <text:span text:style-name="T12">"Square p1:"</text:span> &lt;&lt; p1_ &lt;&lt; <text:span text:style-name="T12">", p2:"</text:span> &lt;&lt; p2_ &lt;&lt; <text:span text:style-name="T12">", p3:"</text:span> &lt;&lt; p3_ &lt;&lt; <text:span text:style-name="T12">", p4:"</text:span> &lt;&lt; p4_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void</text:span> <text:span text:style-name="T14">Square</text:span>&lt;<text:span text:style-name="T14">T</text:span>&gt;::<text:span text:style-name="T17">Scan</text:span>(<text:span text:style-name="T14">std</text:span>::<text:span text:style-name="T14">istream</text:span> <text:span text:style-name="T8">&amp;</text:span><text:span text:style-name="T15">is</text:span>) {</text:p>
      <text:p text:style-name="P17">Point&lt;T&gt; p1,p2,p3,p4;</text:p>
      <text:p text:style-name="P17">is &gt;&gt; p1 &gt;&gt; p2 &gt;&gt; p3 &gt;&gt; p4;</text:p>
      <text:p text:style-name="P17">*<text:span text:style-name="T8">this</text:span> = <text:span text:style-name="T17">Square</text:span>(p1,p2,p3,p4);</text:p>
      <text:p text:style-name="P17"><text:soft-page-break/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std</text:span>::<text:span text:style-name="T14">ostream</text:span><text:span text:style-name="T8">&amp;</text:span> <text:span text:style-name="T6">operator</text:span> <text:span text:style-name="T6">&lt;&lt;</text:span> (<text:span text:style-name="T14">std</text:span>::<text:span text:style-name="T14">ostream</text:span><text:span text:style-name="T8">&amp;</text:span> <text:span text:style-name="T15">os</text:span>, <text:span text:style-name="T8">const</text:span> <text:span text:style-name="T14">Square</text:span>&lt;<text:span text:style-name="T14">T</text:span>&gt;<text:span text:style-name="T8">&amp;</text:span> <text:span text:style-name="T15">trap</text:span>) {</text:p>
      <text:p text:style-name="P17"><text:span text:style-name="T15">trap</text:span>.<text:span text:style-name="T17">Print</text:span>(os);</text:p>
      <text:p text:style-name="P17"><text:span text:style-name="T6">return</text:span> os;</text:p>
      <text:p text:style-name="P17">}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14">std</text:span>::<text:span text:style-name="T14">istream</text:span><text:span text:style-name="T8">&amp;</text:span> <text:span text:style-name="T6">operator</text:span> <text:span text:style-name="T6">&gt;&gt;</text:span> (<text:span text:style-name="T14">std</text:span>::<text:span text:style-name="T14">istream</text:span><text:span text:style-name="T8">&amp;</text:span> <text:span text:style-name="T15">is</text:span>, <text:span text:style-name="T14">Square</text:span>&lt;<text:span text:style-name="T14">T</text:span>&gt;<text:span text:style-name="T8">&amp;</text:span> <text:span text:style-name="T15">trap</text:span>) {</text:p>
      <text:p text:style-name="P17"><text:span text:style-name="T15">trap</text:span>.<text:span text:style-name="T17">Scan</text:span>(is);</text:p>
      <text:p text:style-name="P17"><text:span text:style-name="T6">return</text:span> is;</text:p>
      <text:p text:style-name="P17">}</text:p>
      <text:p text:style-name="P26"/>
      <text:p text:style-name="P48"/>
      <text:p text:style-name="P16"/>
      <text:p text:style-name="P9"><text:line-break/></text:p>
      <text:p text:style-name="P7"><text:span text:style-name="T29">List</text:span>.h<text:line-break/></text:p>
      <text:p text:style-name="P18"><text:span text:style-name="T6">#pragma</text:span><text:span text:style-name="T8"> </text:span><text:span text:style-name="T18">once</text:span></text:p>
      <text:p text:style-name="P24"/>
      <text:p text:style-name="P17"><text:span text:style-name="T6">#include</text:span><text:span text:style-name="T8"> </text:span><text:span text:style-name="T12">&lt;memory&gt;</text:span></text:p>
      <text:p text:style-name="P17"><text:span text:style-name="T6">#include</text:span><text:span text:style-name="T8"> </text:span><text:span text:style-name="T12">&lt;exception&gt;</text:span></text:p>
      <text:p text:style-name="P24"/>
      <text:p text:style-name="P17"><text:span text:style-name="T8">namespace</text:span> <text:span text:style-name="T14">Containers</text:span> {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struct</text:span> <text:span text:style-name="T14">ListNode</text:span> {</text:p>
      <text:p text:style-name="P17">T data;</text:p>
      <text:p text:style-name="P17"><text:span text:style-name="T14">std</text:span>::shared_ptr&lt;ListNode&gt; next;</text:p>
      <text:p text:style-name="P17"><text:span text:style-name="T14">std</text:span>::weak_ptr&lt;ListNode&gt; prev;</text:p>
      <text:p text:style-name="P17">};</text:p>
      <text:p text:style-name="P24"/>
      <text:p text:style-name="P17"><text:span text:style-name="T8">template</text:span> &lt;<text:span text:style-name="T8">typename</text:span> <text:span text:style-name="T14">T</text:span>&gt;</text:p>
      <text:p text:style-name="P17"><text:span text:style-name="T8">struct</text:span> <text:span text:style-name="T14">ListIterator</text:span> {</text:p>
      <text:p text:style-name="P17"><text:span text:style-name="T6">using</text:span> <text:span text:style-name="T14">value_type</text:span> = <text:span text:style-name="T14">T</text:span>;</text:p>
      <text:p text:style-name="P17"><text:span text:style-name="T6">using</text:span> <text:span text:style-name="T14">reference</text:span> = <text:span text:style-name="T14">T</text:span><text:span text:style-name="T8">&amp;</text:span>;</text:p>
      <text:p text:style-name="P17"><text:span text:style-name="T6">using</text:span> <text:span text:style-name="T14">pointer</text:span> = <text:span text:style-name="T14">T</text:span><text:span text:style-name="T8">*</text:span>;</text:p>
      <text:p text:style-name="P17"><text:span text:style-name="T6">using</text:span> <text:span text:style-name="T14">difference_type</text:span> = <text:span text:style-name="T14">ptrdiff_t</text:span>;</text:p>
      <text:p text:style-name="P17"><text:span text:style-name="T6">using</text:span> <text:span text:style-name="T14">iterator_category</text:span> = <text:span text:style-name="T14">std</text:span>::<text:span text:style-name="T14">forward_iterator_tag</text:span>;</text:p>
      <text:p text:style-name="P24"/>
      <text:p text:style-name="P17"><text:span text:style-name="T17">ListIterator</text:span>(<text:span text:style-name="T14">std</text:span>::<text:span text:style-name="T14">shared_ptr</text:span>&lt;<text:span text:style-name="T14">ListNode</text:span>&lt;<text:span text:style-name="T14">T</text:span>&gt;&gt; <text:span text:style-name="T15">ptr</text:span>)</text:p>
      <text:p text:style-name="P17">: <text:span text:style-name="T17">ptr_</text:span>(ptr){}</text:p>
      <text:p text:style-name="P24"/>
      <text:p text:style-name="P17"><text:span text:style-name="T14">T</text:span><text:span text:style-name="T8">&amp;</text:span> <text:span text:style-name="T6">operator</text:span> <text:span text:style-name="T6">*</text:span> () {</text:p>
      <text:p text:style-name="P17"><text:span text:style-name="T14">std</text:span>::shared_ptr&lt;ListNode&lt;T&gt;&gt; locked = <text:span text:style-name="T15">ptr_</text:span>.<text:span text:style-name="T17">lock</text:span>();</text:p>
      <text:p text:style-name="P17"><text:span text:style-name="T6">if</text:span> (!locked) {</text:p>
      <text:p text:style-name="P17"><text:span text:style-name="T6">throw</text:span> <text:span text:style-name="T14">std</text:span>::<text:span text:style-name="T17">runtime_error</text:span>(<text:span text:style-name="T12">"Iterator does not exist"</text:span>);</text:p>
      <text:p text:style-name="P17">}</text:p>
      <text:p text:style-name="P17"><text:soft-page-break/><text:span text:style-name="T6">return</text:span> <text:span text:style-name="T15">locked</text:span>-&gt;<text:span text:style-name="T15">data</text:span>;</text:p>
      <text:p text:style-name="P17">}</text:p>
      <text:p text:style-name="P24"/>
      <text:p text:style-name="P17"><text:span text:style-name="T14">T</text:span><text:span text:style-name="T8">*</text:span> <text:span text:style-name="T6">operator</text:span> <text:span text:style-name="T6">-&gt;</text:span> () {</text:p>
      <text:p text:style-name="P17"><text:span text:style-name="T14">std</text:span>::shared_ptr&lt;ListNode&lt;T&gt;&gt; locked = <text:span text:style-name="T15">ptr_</text:span>.<text:span text:style-name="T17">lock</text:span>();</text:p>
      <text:p text:style-name="P17"><text:span text:style-name="T6">if</text:span> (!locked) {</text:p>
      <text:p text:style-name="P17"><text:span text:style-name="T6">throw</text:span> <text:span text:style-name="T14">std</text:span>::<text:span text:style-name="T17">runtime_error</text:span>(<text:span text:style-name="T12">"Iterator does not exist"</text:span>);</text:p>
      <text:p text:style-name="P17">}</text:p>
      <text:p text:style-name="P17"><text:span text:style-name="T6">return</text:span> &amp;<text:span text:style-name="T15">locked</text:span>-&gt;<text:span text:style-name="T15">data</text:span>;</text:p>
      <text:p text:style-name="P17">}</text:p>
      <text:p text:style-name="P24"/>
      <text:p text:style-name="P17"><text:span text:style-name="T14">ListIterator</text:span><text:span text:style-name="T8">&amp;</text:span> <text:span text:style-name="T6">operator++</text:span>() {</text:p>
      <text:p text:style-name="P17"><text:span text:style-name="T14">std</text:span>::shared_ptr&lt;ListNode&lt;T&gt;&gt; locked = <text:span text:style-name="T15">ptr_</text:span>.<text:span text:style-name="T17">lock</text:span>();</text:p>
      <text:p text:style-name="P17"><text:span text:style-name="T6">if</text:span> (!locked || <text:span text:style-name="T15">locked</text:span>-&gt;<text:span text:style-name="T15">next</text:span> == <text:span text:style-name="T8">nullptr</text:span>) {</text:p>
      <text:p text:style-name="P17"><text:span text:style-name="T6">throw</text:span> <text:span text:style-name="T14">std</text:span>::<text:span text:style-name="T17">runtime_error</text:span>(<text:span text:style-name="T12">"Out of bounds"</text:span>);</text:p>
      <text:p text:style-name="P17">}</text:p>
      <text:p text:style-name="P17">ptr_ = <text:span text:style-name="T15">locked</text:span>-&gt;<text:span text:style-name="T15">next</text:span>;</text:p>
      <text:p text:style-name="P17"><text:span text:style-name="T6">return</text:span> *<text:span text:style-name="T8">this</text:span>;</text:p>
      <text:p text:style-name="P17">}</text:p>
      <text:p text:style-name="P24"/>
      <text:p text:style-name="P17"><text:span text:style-name="T8">const</text:span> <text:span text:style-name="T14">ListIterator</text:span> <text:span text:style-name="T6">operator++</text:span>(<text:span text:style-name="T8">int</text:span>) {</text:p>
      <text:p text:style-name="P17"><text:span text:style-name="T8">auto</text:span> copy = *<text:span text:style-name="T8">this</text:span>;</text:p>
      <text:p text:style-name="P17">++(*<text:span text:style-name="T8">this</text:span>);</text:p>
      <text:p text:style-name="P17"><text:span text:style-name="T6">return</text:span> copy;</text:p>
      <text:p text:style-name="P17">}</text:p>
      <text:p text:style-name="P24"/>
      <text:p text:style-name="P17"><text:span text:style-name="T8">bool</text:span> <text:span text:style-name="T6">operator</text:span> <text:span text:style-name="T6">==</text:span> (<text:span text:style-name="T8">const</text:span> <text:span text:style-name="T14">ListIterator</text:span><text:span text:style-name="T8">&amp;</text:span> <text:span text:style-name="T15">other</text:span>) <text:span text:style-name="T8">const</text:span> {</text:p>
      <text:p text:style-name="P17"><text:span text:style-name="T6">return</text:span> <text:span text:style-name="T15">ptr_</text:span>.<text:span text:style-name="T17">lock</text:span>() == <text:span text:style-name="T15">other</text:span>.<text:span text:style-name="T15">ptr_</text:span>.<text:span text:style-name="T17">lock</text:span>();</text:p>
      <text:p text:style-name="P17">}</text:p>
      <text:p text:style-name="P24"/>
      <text:p text:style-name="P17"><text:span text:style-name="T8">bool</text:span> <text:span text:style-name="T6">operator</text:span> <text:span text:style-name="T6">!=</text:span> (<text:span text:style-name="T8">const</text:span> <text:span text:style-name="T14">ListIterator</text:span><text:span text:style-name="T8">&amp;</text:span> <text:span text:style-name="T15">other</text:span>) <text:span text:style-name="T8">const</text:span> {</text:p>
      <text:p text:style-name="P17"><text:span text:style-name="T6">return</text:span> !(*<text:span text:style-name="T8">this</text:span> == other);</text:p>
      <text:p text:style-name="P17">}</text:p>
      <text:p text:style-name="P24"/>
      <text:p text:style-name="P17"><text:span text:style-name="T14">std</text:span>::weak_ptr&lt;ListNode&lt;T&gt;&gt; ptr_;</text:p>
      <text:p text:style-name="P17">};</text:p>
      <text:p text:style-name="P24"/>
      <text:p text:style-name="P17"><text:span text:style-name="T8">template</text:span> &lt;<text:span text:style-name="T8">typename</text:span> <text:span text:style-name="T14">T</text:span>, <text:span text:style-name="T8">typename </text:span><text:span text:style-name="T14">Allocator</text:span> = <text:span text:style-name="T14">std</text:span>::allocator&lt;<text:span text:style-name="T14">T</text:span>&gt;&gt;</text:p>
      <text:p text:style-name="P17"><text:span text:style-name="T8">class</text:span> <text:span text:style-name="T14">List</text:span> {</text:p>
      <text:p text:style-name="P20">public:</text:p>
      <text:p text:style-name="P17"><text:span text:style-name="T6">using</text:span> <text:span text:style-name="T14">allocator_type</text:span> = <text:span text:style-name="T8">typename</text:span> <text:span text:style-name="T14">Allocator</text:span>::template <text:span text:style-name="T14">rebind</text:span>&lt;<text:span text:style-name="T14">ListNode</text:span>&lt;<text:span text:style-name="T14">T</text:span>&gt;&gt;::other;</text:p>
      <text:p text:style-name="P24"/>
      <text:p text:style-name="P17"><text:span text:style-name="T8">struct</text:span> <text:span text:style-name="T14">deleter</text:span> {</text:p>
      <text:p text:style-name="P17"><text:span text:style-name="T17">deleter</text:span>(<text:span text:style-name="T14">allocator_type</text:span><text:span text:style-name="T8">*</text:span> <text:span text:style-name="T15">allocator</text:span>) : <text:span text:style-name="T17">allocator_</text:span>(allocator) {}</text:p>
      <text:p text:style-name="P24"/>
      <text:p text:style-name="P17"><text:span text:style-name="T8">void</text:span> <text:span text:style-name="T6">operator()</text:span> (<text:span text:style-name="T14">ListNode</text:span>&lt;<text:span text:style-name="T14">T</text:span>&gt;<text:span text:style-name="T8">*</text:span> <text:span text:style-name="T15">ptr</text:span>) {</text:p>
      <text:p text:style-name="P17"><text:span text:style-name="T14">std</text:span>::<text:span text:style-name="T14">allocator_traits</text:span>&lt;<text:span text:style-name="T14">allocator_type</text:span> &gt;::<text:span text:style-name="T17">destroy</text:span>(*allocator_, ptr);</text:p>
      <text:p text:style-name="P17"><text:span text:style-name="T15">allocator_</text:span>-&gt;<text:span text:style-name="T17">deallocate</text:span>(ptr,<text:span text:style-name="T11">1</text:span>);</text:p>
      <text:p text:style-name="P17">}</text:p>
      <text:p text:style-name="P24"/>
      <text:p text:style-name="P20">private:</text:p>
      <text:p text:style-name="P17">allocator_type* allocator_;</text:p>
      <text:p text:style-name="P17"><text:soft-page-break/>};</text:p>
      <text:p text:style-name="P24"/>
      <text:p text:style-name="P17"><text:span text:style-name="T17">List</text:span>() {</text:p>
      <text:p text:style-name="P17">ListNode&lt;T&gt;* ptr = <text:span text:style-name="T15">allocator_</text:span>.<text:span text:style-name="T17">allocate</text:span>(<text:span text:style-name="T11">1</text:span>);</text:p>
      <text:p text:style-name="P17"><text:span text:style-name="T14">std</text:span>::<text:span text:style-name="T14">allocator_traits</text:span>&lt;<text:span text:style-name="T14">allocator_type</text:span> &gt;::<text:span text:style-name="T17">construct</text:span>(allocator_, ptr);</text:p>
      <text:p text:style-name="P17"><text:span text:style-name="T14">std</text:span>::shared_ptr&lt;ListNode&lt;T&gt;&gt; <text:span text:style-name="T17">new_elem</text:span>(ptr, <text:span text:style-name="T17">deleter</text:span>(&amp;allocator_));</text:p>
      <text:p text:style-name="P17">tail = new_elem;</text:p>
      <text:p text:style-name="P17">head = tail;</text:p>
      <text:p text:style-name="P17"><text:span text:style-name="T15">tail</text:span>-&gt;<text:span text:style-name="T15">next</text:span> = <text:span text:style-name="T8">nullptr</text:span>;</text:p>
      <text:p text:style-name="P17">}</text:p>
      <text:p text:style-name="P24"/>
      <text:p text:style-name="P17"><text:span text:style-name="T17">List</text:span>(<text:span text:style-name="T8">const</text:span> <text:span text:style-name="T14">List</text:span><text:span text:style-name="T8">&amp;</text:span>) = <text:span text:style-name="T8">delete</text:span>;</text:p>
      <text:p text:style-name="P17"><text:span text:style-name="T17">List</text:span>(<text:span text:style-name="T14">List</text:span><text:span text:style-name="T8">&amp;&amp;</text:span>) = <text:span text:style-name="T8">delete</text:span>;</text:p>
      <text:p text:style-name="P24"/>
      <text:p text:style-name="P17"><text:span text:style-name="T8">bool</text:span> <text:span text:style-name="T17">Empty</text:span>() <text:span text:style-name="T8">const</text:span> {</text:p>
      <text:p text:style-name="P17"><text:span text:style-name="T6">return</text:span> head == tail;</text:p>
      <text:p text:style-name="P17">}</text:p>
      <text:p text:style-name="P24"/>
      <text:p text:style-name="P17"><text:span text:style-name="T14">T</text:span><text:span text:style-name="T8">&amp;</text:span> <text:span text:style-name="T6">operator[]</text:span> (<text:span text:style-name="T8">size_t</text:span> <text:span text:style-name="T15">index</text:span>) {</text:p>
      <text:p text:style-name="P17"><text:span text:style-name="T6">if</text:span> (index &gt;= <text:span text:style-name="T17">Size</text:span>()) {</text:p>
      <text:p text:style-name="P17"><text:span text:style-name="T6">throw</text:span> <text:span text:style-name="T14">std</text:span>::<text:span text:style-name="T17">out_of_range</text:span>(<text:span text:style-name="T12">"Index too big"</text:span>);</text:p>
      <text:p text:style-name="P17">}</text:p>
      <text:p text:style-name="P17"><text:span text:style-name="T8">auto</text:span> it = <text:span text:style-name="T17">begin</text:span>();</text:p>
      <text:p text:style-name="P17"><text:span text:style-name="T6">for</text:span> (<text:span text:style-name="T8">size_t</text:span> i = <text:span text:style-name="T11">0</text:span>; i &lt; index; ++i) {</text:p>
      <text:p text:style-name="P17">++it;</text:p>
      <text:p text:style-name="P17">}</text:p>
      <text:p text:style-name="P17"><text:span text:style-name="T6">return</text:span> *it;</text:p>
      <text:p text:style-name="P17">}</text:p>
      <text:p text:style-name="P24"/>
      <text:p text:style-name="P17"><text:span text:style-name="T14">ListIterator</text:span>&lt;<text:span text:style-name="T14">T</text:span>&gt; <text:span text:style-name="T17">begin</text:span>() {</text:p>
      <text:p text:style-name="P17"><text:span text:style-name="T6">return</text:span> <text:span text:style-name="T17">ListIterator</text:span>&lt;<text:span text:style-name="T14">T</text:span>&gt;(head);</text:p>
      <text:p text:style-name="P17">}</text:p>
      <text:p text:style-name="P24"/>
      <text:p text:style-name="P17"><text:span text:style-name="T14">ListIterator</text:span>&lt;<text:span text:style-name="T14">T</text:span>&gt; <text:span text:style-name="T17">end</text:span>() {</text:p>
      <text:p text:style-name="P17"><text:span text:style-name="T6">return</text:span> <text:span text:style-name="T17">ListIterator</text:span>&lt;<text:span text:style-name="T14">T</text:span>&gt;(tail);</text:p>
      <text:p text:style-name="P17">}</text:p>
      <text:p text:style-name="P24"/>
      <text:p text:style-name="P17"><text:span text:style-name="T8">void</text:span> <text:span text:style-name="T17">Insert</text:span>(<text:span text:style-name="T14">ListIterator</text:span>&lt;<text:span text:style-name="T14">T</text:span>&gt; <text:span text:style-name="T15">iter</text:span>, <text:span text:style-name="T14">T</text:span> <text:span text:style-name="T15">elem</text:span>) {</text:p>
      <text:p text:style-name="P17">ListNode&lt;T&gt;* ptr = <text:span text:style-name="T15">allocator_</text:span>.<text:span text:style-name="T17">allocate</text:span>(<text:span text:style-name="T11">1</text:span>);</text:p>
      <text:p text:style-name="P17"><text:span text:style-name="T14">std</text:span>::<text:span text:style-name="T14">allocator_traits</text:span>&lt;<text:span text:style-name="T14">allocator_type</text:span>&gt;::<text:span text:style-name="T17">construct</text:span>(allocator_, ptr);</text:p>
      <text:p text:style-name="P17"><text:span text:style-name="T14">std</text:span>::shared_ptr&lt;ListNode&lt;T&gt;&gt; <text:span text:style-name="T17">new_elem</text:span>(ptr, <text:span text:style-name="T17">deleter</text:span>(&amp;allocator_));</text:p>
      <text:p text:style-name="P17"><text:span text:style-name="T15">new_elem</text:span>-&gt;<text:span text:style-name="T15">data</text:span> = <text:span text:style-name="T14">std</text:span>::<text:span text:style-name="T17">move</text:span>(elem);</text:p>
      <text:p text:style-name="P17"><text:span text:style-name="T6">if</text:span> (iter == <text:span text:style-name="T17">begin</text:span>()) {</text:p>
      <text:p text:style-name="P17"><text:span text:style-name="T15">new_elem</text:span>-&gt;<text:span text:style-name="T15">next</text:span> = head;</text:p>
      <text:p text:style-name="P17"><text:span text:style-name="T15">head</text:span>-&gt;<text:span text:style-name="T15">prev</text:span> = new_elem;</text:p>
      <text:p text:style-name="P17">head = new_elem;</text:p>
      <text:p text:style-name="P17">} <text:span text:style-name="T6">else</text:span> {</text:p>
      <text:p text:style-name="P17"><text:span text:style-name="T14">std</text:span>::shared_ptr&lt;ListNode&lt;T&gt;&gt; cur_ptr = <text:span text:style-name="T15">iter</text:span>.<text:span text:style-name="T15">ptr_</text:span>.<text:span text:style-name="T17">lock</text:span>();</text:p>
      <text:p text:style-name="P17"><text:span text:style-name="T14">std</text:span>::shared_ptr&lt;ListNode&lt;T&gt;&gt; prev_ptr = <text:span text:style-name="T15">iter</text:span>.<text:span text:style-name="T15">ptr_</text:span>.<text:span text:style-name="T17">lock</text:span>()-&gt;<text:span text:style-name="T15">prev</text:span>.<text:span text:style-name="T17">lock</text:span>();</text:p>
      <text:p text:style-name="P17"><text:span text:style-name="T15">prev_ptr</text:span>-&gt;<text:span text:style-name="T15">next</text:span> = new_elem;</text:p>
      <text:p text:style-name="P17"><text:span text:style-name="T15">cur_ptr</text:span>-&gt;<text:span text:style-name="T15">prev</text:span> = new_elem;</text:p>
      <text:p text:style-name="P17"><text:span text:style-name="T15">new_elem</text:span>-&gt;<text:span text:style-name="T15">next</text:span> = cur_ptr;</text:p>
      <text:p text:style-name="P17"><text:soft-page-break/><text:span text:style-name="T15">new_elem</text:span>-&gt;<text:span text:style-name="T15">prev</text:span> = prev_ptr;</text:p>
      <text:p text:style-name="P17">}</text:p>
      <text:p text:style-name="P17">}</text:p>
      <text:p text:style-name="P24"/>
      <text:p text:style-name="P17"><text:span text:style-name="T8">void</text:span> <text:span text:style-name="T17">Erase</text:span>(<text:span text:style-name="T14">ListIterator</text:span>&lt;<text:span text:style-name="T14">T</text:span>&gt; <text:span text:style-name="T15">iter</text:span>) {</text:p>
      <text:p text:style-name="P17"><text:span text:style-name="T6">if</text:span> (iter == <text:span text:style-name="T17">end</text:span>()) {</text:p>
      <text:p text:style-name="P17"><text:span text:style-name="T6">throw</text:span> <text:span text:style-name="T14">std</text:span>::<text:span text:style-name="T17">runtime_error</text:span>(<text:span text:style-name="T12">"Erasing end iterator"</text:span>);</text:p>
      <text:p text:style-name="P17">}</text:p>
      <text:p text:style-name="P17"><text:span text:style-name="T14">std</text:span>::shared_ptr&lt;ListNode&lt;T&gt;&gt; ptr = <text:span text:style-name="T15">iter</text:span>.<text:span text:style-name="T15">ptr_</text:span>.<text:span text:style-name="T17">lock</text:span>();</text:p>
      <text:p text:style-name="P17"><text:span text:style-name="T6">if</text:span> (iter == <text:span text:style-name="T17">begin</text:span>()) {</text:p>
      <text:p text:style-name="P17">head = <text:span text:style-name="T15">head</text:span>-&gt;<text:span text:style-name="T15">next</text:span>;</text:p>
      <text:p text:style-name="P17"><text:span text:style-name="T15">ptr</text:span>-&gt;<text:span text:style-name="T15">next</text:span> = <text:span text:style-name="T8">nullptr</text:span>;</text:p>
      <text:p text:style-name="P17">} <text:span text:style-name="T6">else</text:span> {</text:p>
      <text:p text:style-name="P17"><text:span text:style-name="T14">std</text:span>::shared_ptr&lt;ListNode&lt;T&gt;&gt; prev_ptr = <text:span text:style-name="T15">ptr</text:span>-&gt;<text:span text:style-name="T15">prev</text:span>.<text:span text:style-name="T17">lock</text:span>();</text:p>
      <text:p text:style-name="P17"><text:span text:style-name="T14">std</text:span>::shared_ptr&lt;ListNode&lt;T&gt;&gt; next_ptr = <text:span text:style-name="T15">ptr</text:span>-&gt;<text:span text:style-name="T15">next</text:span>;</text:p>
      <text:p text:style-name="P17"><text:span text:style-name="T15">prev_ptr</text:span>-&gt;<text:span text:style-name="T15">next</text:span> = next_ptr;</text:p>
      <text:p text:style-name="P17"><text:span text:style-name="T15">next_ptr</text:span>-&gt;<text:span text:style-name="T15">prev</text:span> = prev_ptr;</text:p>
      <text:p text:style-name="P17">}</text:p>
      <text:p text:style-name="P17">}</text:p>
      <text:p text:style-name="P24"/>
      <text:p text:style-name="P17"><text:span text:style-name="T8">size_t</text:span> <text:span text:style-name="T17">Size</text:span>() <text:span text:style-name="T8">const</text:span> {</text:p>
      <text:p text:style-name="P17"><text:span text:style-name="T8">size_t</text:span> counter = <text:span text:style-name="T11">0</text:span>;</text:p>
      <text:p text:style-name="P17">ListIterator&lt;T&gt; <text:span text:style-name="T17">begin_it</text:span>(head);</text:p>
      <text:p text:style-name="P17">ListIterator&lt;T&gt; <text:span text:style-name="T17">end_it</text:span>(tail);</text:p>
      <text:p text:style-name="P17"><text:span text:style-name="T6">while</text:span>(begin_it != end_it) {</text:p>
      <text:p text:style-name="P17">counter++;</text:p>
      <text:p text:style-name="P17">++begin_it;</text:p>
      <text:p text:style-name="P17">}</text:p>
      <text:p text:style-name="P17"><text:span text:style-name="T6">return</text:span> counter;</text:p>
      <text:p text:style-name="P17">}</text:p>
      <text:p text:style-name="P20">private:</text:p>
      <text:p text:style-name="P17">allocator_type allocator_;</text:p>
      <text:p text:style-name="P17"><text:span text:style-name="T14">std</text:span>::shared_ptr&lt;ListNode&lt;T&gt;&gt; head;</text:p>
      <text:p text:style-name="P17"><text:span text:style-name="T14">std</text:span>::shared_ptr&lt;ListNode&lt;T&gt;&gt; tail;</text:p>
      <text:p text:style-name="P17">};</text:p>
      <text:p text:style-name="P24"/>
      <text:p text:style-name="P17">}</text:p>
      <text:p text:style-name="P48"/>
      <text:p text:style-name="P21"/>
      <text:p text:style-name="P21"/>
      <text:p text:style-name="P9"><text:line-break/></text:p>
      <text:p text:style-name="P15"><text:span text:style-name="T27">main.cpp</text:span><text:span text:style-name="T26"><text:line-break/></text:span><text:span text:style-name="T7">#include</text:span><text:span text:style-name="T10"> </text:span><text:span text:style-name="T13">&lt;iostream&gt;</text:span></text:p>
      <text:p text:style-name="P17"><text:span text:style-name="T6">#include</text:span><text:span text:style-name="T8"> </text:span><text:span text:style-name="T12">&lt;map&gt;</text:span></text:p>
      <text:p text:style-name="P17"><text:span text:style-name="T6">#include</text:span><text:span text:style-name="T8"> </text:span><text:span text:style-name="T12">&lt;string&gt;</text:span></text:p>
      <text:p text:style-name="P17"><text:span text:style-name="T6">#include</text:span><text:span text:style-name="T8"> </text:span><text:span text:style-name="T12">&lt;algorithm&gt;</text:span></text:p>
      <text:p text:style-name="P17"><text:span text:style-name="T6">#include</text:span><text:span text:style-name="T8"> </text:span><text:span text:style-name="T12">&lt;tuple&gt;</text:span></text:p>
      <text:p text:style-name="P17"><text:span text:style-name="T6">#include</text:span><text:span text:style-name="T8"> </text:span><text:span text:style-name="T12">&lt;list&gt;</text:span></text:p>
      <text:p text:style-name="P24"/>
      <text:p text:style-name="P17"><text:span text:style-name="T6">#include</text:span><text:span text:style-name="T8"> </text:span><text:span text:style-name="T12">"Square.h"</text:span></text:p>
      <text:p text:style-name="P17"><text:soft-page-break/><text:span text:style-name="T6">#include</text:span><text:span text:style-name="T8"> </text:span><text:span text:style-name="T12">"List.h"</text:span></text:p>
      <text:p text:style-name="P17"><text:span text:style-name="T6">#include</text:span><text:span text:style-name="T8"> </text:span><text:span text:style-name="T12">"Allocator.h"</text:span></text:p>
      <text:p text:style-name="P24"/>
      <text:p text:style-name="P17"><text:span text:style-name="T8">int</text:span> <text:span text:style-name="T17">main</text:span>() {</text:p>
      <text:p text:style-name="P17"><text:span text:style-name="T14">std</text:span>::string command;</text:p>
      <text:p text:style-name="P17"><text:span text:style-name="T14">Containers</text:span>::<text:span text:style-name="T30">Queue</text:span>&lt;Square&lt;<text:span text:style-name="T8">int</text:span>&gt;, Allocator&lt;Square&lt;<text:span text:style-name="T8">int</text:span>&gt;,<text:span text:style-name="T11">1000</text:span>&gt;&gt; figures;</text:p>
      <text:p text:style-name="P17"><text:span text:style-name="T6">while</text:span> (<text:span text:style-name="T14">std</text:span>::cin &gt;&gt; command) {</text:p>
      <text:p text:style-name="P17"><text:span text:style-name="T6">if</text:span> (command == <text:span text:style-name="T12">"add"</text:span>) {</text:p>
      <text:p text:style-name="P17"><text:span text:style-name="T8">size_t</text:span> position;</text:p>
      <text:p text:style-name="P17"><text:span text:style-name="T14">std</text:span>::cin &gt;&gt; position;</text:p>
      <text:p text:style-name="P17"><text:span text:style-name="T8">auto</text:span> it = <text:span text:style-name="T15">figures</text:span>.<text:span text:style-name="T17">begin</text:span>();</text:p>
      <text:p text:style-name="P17"><text:span text:style-name="T6">try</text:span> {</text:p>
      <text:p text:style-name="P17">it = <text:span text:style-name="T14">std</text:span>::<text:span text:style-name="T17">next</text:span>(it, position);</text:p>
      <text:p text:style-name="P17">} <text:span text:style-name="T6">catch</text:span>(<text:span text:style-name="T14">std</text:span>::exception&amp; e) {</text:p>
      <text:p text:style-name="P17"><text:span text:style-name="T14">std</text:span>::cout &lt;&lt; <text:span text:style-name="T12">"Position is too big</text:span><text:span text:style-name="T18">\n</text:span><text:span text:style-name="T12">"</text:span>;</text:p>
      <text:p text:style-name="P17"><text:span text:style-name="T6">continue</text:span>;</text:p>
      <text:p text:style-name="P17">}</text:p>
      <text:p text:style-name="P17">Square&lt;<text:span text:style-name="T8">int</text:span>&gt; new_figure;</text:p>
      <text:p text:style-name="P17"><text:span text:style-name="T6">try</text:span> {</text:p>
      <text:p text:style-name="P17"><text:span text:style-name="T14">std</text:span>::cin &gt;&gt; new_figure;</text:p>
      <text:p text:style-name="P17"><text:span text:style-name="T15">figures</text:span>.<text:span text:style-name="T17">Insert</text:span>(it, new_figure);</text:p>
      <text:p text:style-name="P17"><text:span text:style-name="T14">std</text:span>::cout &lt;&lt; new_figure &lt;&lt; <text:span text:style-name="T12">"</text:span><text:span text:style-name="T18">\n</text:span><text:span text:style-name="T12">"</text:span>;</text:p>
      <text:p text:style-name="P17">} <text:span text:style-name="T6">catch</text:span> (<text:span text:style-name="T14">std</text:span>::exception&amp; ex) {</text:p>
      <text:p text:style-name="P17"><text:span text:style-name="T14">std</text:span>::cout &lt;&lt; <text:span text:style-name="T15">ex</text:span>.<text:span text:style-name="T17">what</text:span>() &lt;&lt; <text:span text:style-name="T12">"</text:span><text:span text:style-name="T18">\n</text:span><text:span text:style-name="T12">"</text:span>;</text:p>
      <text:p text:style-name="P17">}</text:p>
      <text:p text:style-name="P24"/>
      <text:p text:style-name="P17">} <text:span text:style-name="T6">else</text:span> <text:span text:style-name="T6">if</text:span> (command == <text:span text:style-name="T12">"erase"</text:span>) {</text:p>
      <text:p text:style-name="P17"><text:span text:style-name="T8">size_t</text:span> index;</text:p>
      <text:p text:style-name="P17"><text:span text:style-name="T14">std</text:span>::cin &gt;&gt; index;</text:p>
      <text:p text:style-name="P17"><text:span text:style-name="T6">try</text:span> {</text:p>
      <text:p text:style-name="P17"><text:span text:style-name="T8">auto</text:span> it = <text:span text:style-name="T14">std</text:span>::<text:span text:style-name="T17">next</text:span>(<text:span text:style-name="T15">figures</text:span>.<text:span text:style-name="T17">begin</text:span>(), index);</text:p>
      <text:p text:style-name="P17"><text:span text:style-name="T15">figures</text:span>.<text:span text:style-name="T17">Erase</text:span>(it);</text:p>
      <text:p text:style-name="P17">} <text:span text:style-name="T6">catch</text:span> (...) {</text:p>
      <text:p text:style-name="P17"><text:span text:style-name="T14">std</text:span>::cout &lt;&lt; <text:span text:style-name="T12">"Index is too big</text:span><text:span text:style-name="T18">\n</text:span><text:span text:style-name="T12">"</text:span>;</text:p>
      <text:p text:style-name="P17"><text:span text:style-name="T6">continue</text:span>;</text:p>
      <text:p text:style-name="P17">}</text:p>
      <text:p text:style-name="P17">} <text:span text:style-name="T6">else</text:span> <text:span text:style-name="T6">if</text:span> (command == <text:span text:style-name="T12">"size"</text:span>) {</text:p>
      <text:p text:style-name="P17"><text:span text:style-name="T14">std</text:span>::cout &lt;&lt; <text:span text:style-name="T15">figures</text:span>.<text:span text:style-name="T17">Size</text:span>() &lt;&lt; <text:span text:style-name="T12">"</text:span><text:span text:style-name="T18">\n</text:span><text:span text:style-name="T12">"</text:span>;</text:p>
      <text:p text:style-name="P17">} <text:span text:style-name="T6">else</text:span> <text:span text:style-name="T6">if</text:span> (command == <text:span text:style-name="T12">"print"</text:span>) {</text:p>
      <text:p text:style-name="P17"><text:span text:style-name="T14">std</text:span>::<text:span text:style-name="T17">for_each</text:span>(<text:span text:style-name="T15">figures</text:span>.<text:span text:style-name="T17">begin</text:span>(), <text:span text:style-name="T15">figures</text:span>.<text:span text:style-name="T17">end</text:span>(), [] (<text:span text:style-name="T8">const</text:span> <text:span text:style-name="T14">Square</text:span>&lt;<text:span text:style-name="T8">int</text:span>&gt;<text:span text:style-name="T8">&amp;</text:span> <text:span text:style-name="T15">fig</text:span>) {</text:p>
      <text:p text:style-name="P17"><text:span text:style-name="T14">std</text:span>::cout &lt;&lt; fig &lt;&lt; <text:span text:style-name="T12">" "</text:span>;</text:p>
      <text:p text:style-name="P17">});</text:p>
      <text:p text:style-name="P17"><text:span text:style-name="T14">std</text:span>::cout &lt;&lt; <text:span text:style-name="T12">"</text:span><text:span text:style-name="T18">\n</text:span><text:span text:style-name="T12">"</text:span>;</text:p>
      <text:p text:style-name="P17">} <text:span text:style-name="T6">else</text:span> <text:span text:style-name="T6">if</text:span> (command == <text:span text:style-name="T12">"count"</text:span>) {</text:p>
      <text:p text:style-name="P17"><text:span text:style-name="T8">size_t</text:span> required_area;</text:p>
      <text:p text:style-name="P17"><text:span text:style-name="T14">std</text:span>::cin &gt;&gt; required_area;</text:p>
      <text:p text:style-name="P17"><text:span text:style-name="T14">std</text:span>::cout &lt;&lt; <text:span text:style-name="T14">std</text:span>::<text:span text:style-name="T17">count_if</text:span>(<text:span text:style-name="T15">figures</text:span>.<text:span text:style-name="T17">begin</text:span>(), <text:span text:style-name="T15">figures</text:span>.<text:span text:style-name="T17">end</text:span>(), [&amp;<text:span text:style-name="T15">required_area</text:span>] (<text:span text:style-name="T8">const</text:span> <text:span text:style-name="T14">Square</text:span>&lt;<text:span text:style-name="T8">int</text:span>&gt;<text:span text:style-name="T8">&amp;</text:span> <text:span text:style-name="T15">fig</text:span>) {</text:p>
      <text:p text:style-name="P17"><text:span text:style-name="T6">return</text:span> <text:span text:style-name="T15">fig</text:span>.<text:span text:style-name="T17">Area</text:span>() &lt; required_area;</text:p>
      <text:p text:style-name="P17">});</text:p>
      <text:p text:style-name="P17"><text:span text:style-name="T14">std</text:span>::cout &lt;&lt; <text:span text:style-name="T12">"</text:span><text:span text:style-name="T18">\n</text:span><text:span text:style-name="T12">"</text:span>;</text:p>
      <text:p text:style-name="P17">} <text:span text:style-name="T6">else</text:span> {</text:p>
      <text:p text:style-name="P17"><text:soft-page-break/><text:span text:style-name="T14">std</text:span>::cout &lt;&lt; <text:span text:style-name="T12">"Incorrect command"</text:span> &lt;&lt; <text:span text:style-name="T12">"</text:span><text:span text:style-name="T18">\n</text:span><text:span text:style-name="T12">"</text:span>;</text:p>
      <text:p text:style-name="P17"><text:span text:style-name="T14">std</text:span>::<text:span text:style-name="T15">cin</text:span>.<text:span text:style-name="T17">ignore</text:span>(<text:span text:style-name="T11">32767</text:span>, <text:span text:style-name="T12">'</text:span><text:span text:style-name="T18">\n</text:span><text:span text:style-name="T12">'</text:span>);</text:p>
      <text:p text:style-name="P17">}</text:p>
      <text:p text:style-name="P17">}</text:p>
      <text:p text:style-name="P17">}</text:p>
      <text:p text:style-name="P7"/>
      <text:p text:style-name="P41">Queue.h</text:p>
      <text:p text:style-name="P52"><text:span text:style-name="T6">#pragma</text:span><text:span text:style-name="T8"> </text:span><text:span text:style-name="T18">once</text:span></text:p>
      <text:p text:style-name="P24"/>
      <text:p text:style-name="P17"><text:span text:style-name="T6">#include</text:span><text:span text:style-name="T8"> </text:span><text:span text:style-name="T12">&lt;memory&gt;</text:span></text:p>
      <text:p text:style-name="P17"><text:span text:style-name="T6">#include</text:span><text:span text:style-name="T8"> </text:span><text:span text:style-name="T12">&lt;exception&gt;</text:span></text:p>
      <text:p text:style-name="P24"/>
      <text:p text:style-name="P17"><text:span text:style-name="T8">namespace</text:span> <text:span text:style-name="T14">Containers</text:span> {</text:p>
      <text:p text:style-name="P24"/>
      <text:p text:style-name="P17"><text:span text:style-name="T8">template</text:span> &lt;<text:span text:style-name="T8">typename</text:span> <text:span text:style-name="T14">T</text:span>, <text:span text:style-name="T8">typename</text:span> <text:span text:style-name="T14">Allocator</text:span>&gt;</text:p>
      <text:p text:style-name="P17"><text:span text:style-name="T8">class</text:span> <text:span text:style-name="T14">Queue</text:span>;</text:p>
      <text:p text:style-name="P17"><text:span text:style-name="T8">template</text:span> &lt;<text:span text:style-name="T8">typename</text:span> <text:span text:style-name="T14">T</text:span>&gt;</text:p>
      <text:p text:style-name="P17"><text:span text:style-name="T8">class</text:span> <text:span text:style-name="T14">QueueNode</text:span>;</text:p>
      <text:p text:style-name="P17"><text:span text:style-name="T8">template</text:span> &lt;<text:span text:style-name="T8">typename</text:span> <text:span text:style-name="T14">T</text:span>, <text:span text:style-name="T8">typename</text:span> <text:span text:style-name="T14">Allocator</text:span>&gt;</text:p>
      <text:p text:style-name="P17"><text:span text:style-name="T8">class</text:span> <text:span text:style-name="T14">QueueConstIterator</text:span>;</text:p>
      <text:p text:style-name="P17"><text:span text:style-name="T8">template</text:span> &lt;<text:span text:style-name="T8">typename</text:span> <text:span text:style-name="T14">T</text:span>, <text:span text:style-name="T8">typename</text:span> <text:span text:style-name="T14">Allocator</text:span>&gt;</text:p>
      <text:p text:style-name="P17"><text:span text:style-name="T8">class</text:span> <text:span text:style-name="T14">QueueIterator</text:span>;</text:p>
      <text:p text:style-name="P24"/>
      <text:p text:style-name="P47">//Implementation of QueueNode</text:p>
      <text:p text:style-name="P17"><text:span text:style-name="T8">template</text:span> &lt;<text:span text:style-name="T8">typename</text:span> <text:span text:style-name="T14">T</text:span>&gt;</text:p>
      <text:p text:style-name="P17"><text:span text:style-name="T8">struct</text:span> <text:span text:style-name="T14">QueueNode</text:span> {</text:p>
      <text:p text:style-name="P17"><text:span text:style-name="T17">QueueNode</text:span>() = <text:span text:style-name="T8">default</text:span>;</text:p>
      <text:p text:style-name="P17"><text:span text:style-name="T17">QueueNode</text:span>(<text:span text:style-name="T14">T</text:span> <text:span text:style-name="T15">new_value</text:span>) : <text:span text:style-name="T17">value</text:span>(new_value) {}</text:p>
      <text:p text:style-name="P17">T value;</text:p>
      <text:p text:style-name="P17"><text:span text:style-name="T14">std</text:span>::shared_ptr&lt;QueueNode&gt; next = <text:span text:style-name="T8">nullptr</text:span>;</text:p>
      <text:p text:style-name="P17"><text:span text:style-name="T14">std</text:span>::weak_ptr&lt;QueueNode&gt; prev;</text:p>
      <text:p text:style-name="P17">};</text:p>
      <text:p text:style-name="P24"/>
      <text:p text:style-name="P47">//Implementation of Queue</text:p>
      <text:p text:style-name="P17"><text:span text:style-name="T8">template</text:span>&lt;<text:span text:style-name="T8">typename</text:span> <text:span text:style-name="T14">T</text:span>, <text:span text:style-name="T8">typename </text:span><text:span text:style-name="T14">Allocator</text:span> = <text:span text:style-name="T14">std</text:span>::allocator&lt;<text:span text:style-name="T14">T</text:span>&gt;&gt;</text:p>
      <text:p text:style-name="P17"><text:span text:style-name="T8">class</text:span> <text:span text:style-name="T14">Queue</text:span> {</text:p>
      <text:p text:style-name="P24"/>
      <text:p text:style-name="P17"><text:span text:style-name="T8">friend</text:span> QueueIterator&lt;T, Allocator&gt;;</text:p>
      <text:p text:style-name="P17"><text:span text:style-name="T8">friend</text:span> QueueConstIterator&lt;T, Allocator&gt;;</text:p>
      <text:p text:style-name="P24"/>
      <text:p text:style-name="P17"><text:span text:style-name="T6">using</text:span> <text:span text:style-name="T14">allocator_type</text:span> = <text:span text:style-name="T8">typename</text:span> <text:span text:style-name="T14">Allocator</text:span>::template <text:span text:style-name="T14">rebind</text:span>&lt;<text:span text:style-name="T14">QueueNode</text:span>&lt;<text:span text:style-name="T14">T</text:span>&gt;&gt;::other;</text:p>
      <text:p text:style-name="P24"/>
      <text:p text:style-name="P17"><text:span text:style-name="T8">struct</text:span> <text:span text:style-name="T14">deleter</text:span> {</text:p>
      <text:p text:style-name="P17"><text:span text:style-name="T17">deleter</text:span>(<text:span text:style-name="T14">allocator_type</text:span><text:span text:style-name="T8">*</text:span> <text:span text:style-name="T15">allocator</text:span>) : <text:span text:style-name="T17">allocator_</text:span>(allocator) {}</text:p>
      <text:p text:style-name="P17"><text:span text:style-name="T8">void</text:span> <text:span text:style-name="T6">operator()</text:span> (<text:span text:style-name="T14">QueueNode</text:span>&lt;<text:span text:style-name="T14">T</text:span>&gt;<text:span text:style-name="T8">*</text:span> <text:span text:style-name="T15">ptr</text:span>) {</text:p>
      <text:p text:style-name="P17"><text:span text:style-name="T6">if</text:span> (ptr != <text:span text:style-name="T8">nullptr</text:span>) {</text:p>
      <text:p text:style-name="P17"><text:span text:style-name="T14">std</text:span>::<text:span text:style-name="T14">allocator_traits</text:span>&lt;<text:span text:style-name="T14">allocator_type</text:span>&gt;::<text:span text:style-name="T17">destroy</text:span>(*allocator_,ptr);</text:p>
      <text:p text:style-name="P17"><text:span text:style-name="T15">allocator_</text:span>-&gt;<text:span text:style-name="T17">deallocate</text:span>(ptr, <text:span text:style-name="T11">1</text:span>);</text:p>
      <text:p text:style-name="P17">}</text:p>
      <text:p text:style-name="P17">}</text:p>
      <text:p text:style-name="P20">private:</text:p>
      <text:p text:style-name="P17">allocator_type* allocator_;</text:p>
      <text:p text:style-name="P17"><text:soft-page-break/>};</text:p>
      <text:p text:style-name="P24"/>
      <text:p text:style-name="P20">public:</text:p>
      <text:p text:style-name="P17"><text:span text:style-name="T17">Queue</text:span>() {</text:p>
      <text:p text:style-name="P17">QueueNode&lt;T&gt;* ptr = <text:span text:style-name="T15">allocator_</text:span>.<text:span text:style-name="T17">allocate</text:span>(<text:span text:style-name="T11">1</text:span>);</text:p>
      <text:p text:style-name="P17"><text:span text:style-name="T14">std</text:span>::<text:span text:style-name="T14">allocator_traits</text:span>&lt;<text:span text:style-name="T14">allocator_type</text:span>&gt;::<text:span text:style-name="T17">construct</text:span>(allocator_, ptr);</text:p>
      <text:p text:style-name="P17"><text:span text:style-name="T14">std</text:span>::shared_ptr&lt;QueueNode&lt;T&gt;&gt; <text:span text:style-name="T17">new_elem</text:span>(ptr, <text:span text:style-name="T17">deleter</text:span>(&amp;allocator_));</text:p>
      <text:p text:style-name="P17">tail = new_elem;</text:p>
      <text:p text:style-name="P17">head = tail;</text:p>
      <text:p text:style-name="P17">}</text:p>
      <text:p text:style-name="P24"/>
      <text:p text:style-name="P17"><text:span text:style-name="T17">Queue</text:span>(<text:span text:style-name="T8">const</text:span> <text:span text:style-name="T14">Queue</text:span><text:span text:style-name="T8">&amp;</text:span> <text:span text:style-name="T15">q</text:span>) = <text:span text:style-name="T8">delete</text:span>;</text:p>
      <text:p text:style-name="P17"><text:span text:style-name="T14">Queue</text:span><text:span text:style-name="T8">&amp;</text:span> <text:span text:style-name="T6">operator</text:span> <text:span text:style-name="T6">=</text:span> (<text:span text:style-name="T8">const</text:span> <text:span text:style-name="T14">Queue</text:span><text:span text:style-name="T8">&amp;</text:span>) = <text:span text:style-name="T6">delete</text:span>;</text:p>
      <text:p text:style-name="P17"><text:span text:style-name="T8">void</text:span> <text:span text:style-name="T17">Pop</text:span>() {</text:p>
      <text:p text:style-name="P17"><text:span text:style-name="T6">if</text:span> (<text:span text:style-name="T17">Empty</text:span>()) {</text:p>
      <text:p text:style-name="P17"><text:span text:style-name="T6">throw</text:span> <text:span text:style-name="T14">std</text:span>::<text:span text:style-name="T17">out_of_range</text:span>(<text:span text:style-name="T12">"Pop from empty queue"</text:span>);</text:p>
      <text:p text:style-name="P17">}</text:p>
      <text:p text:style-name="P17">head = <text:span text:style-name="T15">head</text:span>-&gt;<text:span text:style-name="T15">next</text:span>;</text:p>
      <text:p text:style-name="P17">}</text:p>
      <text:p text:style-name="P24"/>
      <text:p text:style-name="P17"><text:span text:style-name="T8">const</text:span> <text:span text:style-name="T14">T</text:span><text:span text:style-name="T8">&amp;</text:span> <text:span text:style-name="T17">Top</text:span>() <text:span text:style-name="T8">const</text:span> {</text:p>
      <text:p text:style-name="P17"><text:span text:style-name="T6">return</text:span> <text:span text:style-name="T15">head</text:span>-&gt;<text:span text:style-name="T15">value</text:span>;</text:p>
      <text:p text:style-name="P17">}</text:p>
      <text:p text:style-name="P24"/>
      <text:p text:style-name="P17"><text:span text:style-name="T14">T</text:span><text:span text:style-name="T8">&amp;</text:span> <text:span text:style-name="T17">Top</text:span>() {</text:p>
      <text:p text:style-name="P17"><text:span text:style-name="T6">return</text:span> <text:span text:style-name="T15">head</text:span>-&gt;<text:span text:style-name="T15">value</text:span>;</text:p>
      <text:p text:style-name="P17">}</text:p>
      <text:p text:style-name="P24"/>
      <text:p text:style-name="P17"><text:span text:style-name="T8">size_t</text:span> <text:span text:style-name="T17">Size</text:span>() <text:span text:style-name="T8">const</text:span> {</text:p>
      <text:p text:style-name="P17"><text:span text:style-name="T8">size_t</text:span> size = <text:span text:style-name="T11">0</text:span>;</text:p>
      <text:p text:style-name="P17"><text:span text:style-name="T6">for</text:span> (<text:span text:style-name="T8">auto</text:span> i : *<text:span text:style-name="T8">this</text:span>) {</text:p>
      <text:p text:style-name="P17">size++;</text:p>
      <text:p text:style-name="P17">}</text:p>
      <text:p text:style-name="P17"><text:span text:style-name="T6">return</text:span> size;</text:p>
      <text:p text:style-name="P17">}</text:p>
      <text:p text:style-name="P24"/>
      <text:p text:style-name="P17"><text:span text:style-name="T8">void</text:span> <text:span text:style-name="T17">Push</text:span>(<text:span text:style-name="T8">const</text:span> <text:span text:style-name="T14">T</text:span> <text:span text:style-name="T8">&amp;</text:span><text:span text:style-name="T15">value</text:span>) {</text:p>
      <text:p text:style-name="P17">QueueNode&lt;T&gt;* ptr = <text:span text:style-name="T15">allocator_</text:span>.<text:span text:style-name="T17">allocate</text:span>(<text:span text:style-name="T11">1</text:span>);</text:p>
      <text:p text:style-name="P17"><text:span text:style-name="T14">std</text:span>::<text:span text:style-name="T14">allocator_traits</text:span>&lt;<text:span text:style-name="T14">allocator_type</text:span>&gt;::<text:span text:style-name="T17">construct</text:span>(allocator_, ptr, value);</text:p>
      <text:p text:style-name="P17"><text:span text:style-name="T14">std</text:span>::shared_ptr&lt;QueueNode&lt;T&gt;&gt; <text:span text:style-name="T17">new_elem</text:span>(ptr, <text:span text:style-name="T17">deleter</text:span>(&amp;allocator_));</text:p>
      <text:p text:style-name="P17"><text:span text:style-name="T6">if</text:span> (<text:span text:style-name="T17">Empty</text:span>()) {</text:p>
      <text:p text:style-name="P17">head = new_elem;</text:p>
      <text:p text:style-name="P17"><text:span text:style-name="T15">head</text:span>-&gt;<text:span text:style-name="T15">next</text:span> = tail;</text:p>
      <text:p text:style-name="P17"><text:span text:style-name="T15">tail</text:span>-&gt;<text:span text:style-name="T15">prev</text:span> = head;</text:p>
      <text:p text:style-name="P17">} <text:span text:style-name="T6">else</text:span> {</text:p>
      <text:p text:style-name="P17"><text:span text:style-name="T15">tail</text:span>-&gt;<text:span text:style-name="T15">prev</text:span>.<text:span text:style-name="T17">lock</text:span>()-&gt;<text:span text:style-name="T15">next</text:span> = new_elem;</text:p>
      <text:p text:style-name="P17"><text:span text:style-name="T15">new_elem</text:span>-&gt;<text:span text:style-name="T15">prev</text:span> = <text:span text:style-name="T15">tail</text:span>-&gt;<text:span text:style-name="T15">prev</text:span>;</text:p>
      <text:p text:style-name="P17"><text:span text:style-name="T15">new_elem</text:span>-&gt;<text:span text:style-name="T15">next</text:span> = tail;</text:p>
      <text:p text:style-name="P17"><text:span text:style-name="T15">tail</text:span>-&gt;<text:span text:style-name="T15">prev</text:span> = new_elem;</text:p>
      <text:p text:style-name="P17">}</text:p>
      <text:p text:style-name="P17">}</text:p>
      <text:p text:style-name="P24"/>
      <text:p text:style-name="P17"><text:soft-page-break/><text:span text:style-name="T8">bool</text:span> <text:span text:style-name="T17">Empty</text:span>() <text:span text:style-name="T8">const</text:span> {</text:p>
      <text:p text:style-name="P17"><text:span text:style-name="T6">return</text:span> head == tail;</text:p>
      <text:p text:style-name="P17">}</text:p>
      <text:p text:style-name="P24"/>
      <text:p text:style-name="P17"><text:span text:style-name="T14">QueueConstIterator</text:span>&lt;<text:span text:style-name="T14">T</text:span>, <text:span text:style-name="T14">Allocator</text:span>&gt; <text:span text:style-name="T17">begin</text:span>() <text:span text:style-name="T8">const</text:span> {</text:p>
      <text:p text:style-name="P17"><text:span text:style-name="T6">return</text:span> <text:span text:style-name="T17">QueueConstIterator</text:span>&lt;<text:span text:style-name="T14">T</text:span>, <text:span text:style-name="T14">Allocator</text:span>&gt;(head, <text:span text:style-name="T8">this</text:span>);</text:p>
      <text:p text:style-name="P17">}</text:p>
      <text:p text:style-name="P24"/>
      <text:p text:style-name="P17"><text:span text:style-name="T14">QueueConstIterator</text:span>&lt;<text:span text:style-name="T14">T</text:span>, <text:span text:style-name="T14">Allocator</text:span>&gt; <text:span text:style-name="T17">end</text:span>() <text:span text:style-name="T8">const</text:span> {</text:p>
      <text:p text:style-name="P17"><text:span text:style-name="T6">return</text:span> <text:span text:style-name="T17">QueueConstIterator</text:span>&lt;<text:span text:style-name="T14">T</text:span>, <text:span text:style-name="T14">Allocator</text:span>&gt;(tail, <text:span text:style-name="T8">this</text:span>);</text:p>
      <text:p text:style-name="P17">}</text:p>
      <text:p text:style-name="P24"/>
      <text:p text:style-name="P17"><text:span text:style-name="T14">QueueIterator</text:span>&lt;<text:span text:style-name="T14">T</text:span>, <text:span text:style-name="T14">Allocator</text:span>&gt; <text:span text:style-name="T17">begin</text:span>() {</text:p>
      <text:p text:style-name="P17"><text:span text:style-name="T6">return</text:span> <text:span text:style-name="T17">QueueIterator</text:span>&lt;<text:span text:style-name="T14">T</text:span>,<text:span text:style-name="T14">Allocator</text:span>&gt;(head, <text:span text:style-name="T8">this</text:span>);</text:p>
      <text:p text:style-name="P17">}</text:p>
      <text:p text:style-name="P24"/>
      <text:p text:style-name="P17"><text:span text:style-name="T14">QueueIterator</text:span>&lt;<text:span text:style-name="T14">T</text:span>, <text:span text:style-name="T14">Allocator</text:span>&gt; <text:span text:style-name="T17">end</text:span>() {</text:p>
      <text:p text:style-name="P17"><text:span text:style-name="T6">return</text:span> <text:span text:style-name="T17">QueueIterator</text:span>&lt;<text:span text:style-name="T14">T</text:span>, <text:span text:style-name="T14">Allocator</text:span>&gt;(tail, <text:span text:style-name="T8">this</text:span>);</text:p>
      <text:p text:style-name="P17">}</text:p>
      <text:p text:style-name="P24"/>
      <text:p text:style-name="P17"><text:span text:style-name="T8">void</text:span> <text:span text:style-name="T17">Erase</text:span>(<text:span text:style-name="T14">QueueIterator</text:span>&lt;<text:span text:style-name="T14">T</text:span>, <text:span text:style-name="T14">Allocator</text:span>&gt; <text:span text:style-name="T15">it</text:span>) {</text:p>
      <text:p text:style-name="P17"><text:span text:style-name="T6">if</text:span> (<text:span text:style-name="T15">it</text:span>.<text:span text:style-name="T15">collection</text:span> != <text:span text:style-name="T8">this</text:span>) {</text:p>
      <text:p text:style-name="P17"><text:span text:style-name="T6">throw</text:span> <text:span text:style-name="T14">std</text:span>::<text:span text:style-name="T17">runtime_error</text:span>(<text:span text:style-name="T12">"Iterator does not belong to this collection"</text:span>);</text:p>
      <text:p text:style-name="P17">}</text:p>
      <text:p text:style-name="P17"><text:span text:style-name="T14">std</text:span>::shared_ptr&lt;QueueNode&lt;T&gt;&gt; it_ptr = <text:span text:style-name="T15">it</text:span>.<text:span text:style-name="T15">node</text:span>.<text:span text:style-name="T17">lock</text:span>();</text:p>
      <text:p text:style-name="P17"><text:span text:style-name="T6">if</text:span> (!it_ptr) {</text:p>
      <text:p text:style-name="P17"><text:span text:style-name="T6">throw</text:span> <text:span text:style-name="T14">std</text:span>::<text:span text:style-name="T17">runtime_error</text:span>(<text:span text:style-name="T12">"Iterator is corrupted"</text:span>);</text:p>
      <text:p text:style-name="P17">}</text:p>
      <text:p text:style-name="P17"><text:span text:style-name="T6">if</text:span> (it == <text:span text:style-name="T17">end</text:span>()) {</text:p>
      <text:p text:style-name="P17"><text:span text:style-name="T6">throw</text:span> <text:span text:style-name="T14">std</text:span>::<text:span text:style-name="T17">runtime_error</text:span>(<text:span text:style-name="T12">"Erase of end iterator"</text:span>);</text:p>
      <text:p text:style-name="P17">}</text:p>
      <text:p text:style-name="P17"><text:span text:style-name="T6">if</text:span> (it == <text:span text:style-name="T17">begin</text:span>()) {</text:p>
      <text:p text:style-name="P17"><text:span text:style-name="T17">Pop</text:span>();</text:p>
      <text:p text:style-name="P17">} <text:span text:style-name="T6">else</text:span> {</text:p>
      <text:p text:style-name="P17"><text:span text:style-name="T14">std</text:span>::weak_ptr&lt;QueueNode&lt;T&gt;&gt; prev_ptr = <text:span text:style-name="T15">it_ptr</text:span>-&gt;<text:span text:style-name="T15">prev</text:span>;</text:p>
      <text:p text:style-name="P17"><text:span text:style-name="T14">std</text:span>::shared_ptr&lt;QueueNode&lt;T&gt;&gt; next_ptr = <text:span text:style-name="T15">it_ptr</text:span>-&gt;<text:span text:style-name="T15">next</text:span>;</text:p>
      <text:p text:style-name="P17"><text:span text:style-name="T15">prev_ptr</text:span>.<text:span text:style-name="T17">lock</text:span>()-&gt;<text:span text:style-name="T15">next</text:span> = next_ptr;</text:p>
      <text:p text:style-name="P17"><text:span text:style-name="T15">next_ptr</text:span>-&gt;<text:span text:style-name="T15">prev</text:span> = prev_ptr;</text:p>
      <text:p text:style-name="P17">}</text:p>
      <text:p text:style-name="P17">}</text:p>
      <text:p text:style-name="P24"/>
      <text:p text:style-name="P17"><text:span text:style-name="T8">void</text:span> <text:span text:style-name="T17">Insert</text:span>(<text:span text:style-name="T14">QueueIterator</text:span>&lt;<text:span text:style-name="T14">T</text:span>, <text:span text:style-name="T14">Allocator</text:span>&gt; <text:span text:style-name="T15">it</text:span>, <text:span text:style-name="T8">const</text:span> <text:span text:style-name="T14">T</text:span><text:span text:style-name="T8">&amp;</text:span> <text:span text:style-name="T15">value</text:span>) {</text:p>
      <text:p text:style-name="P17"><text:span text:style-name="T6">if</text:span> (<text:span text:style-name="T15">it</text:span>.<text:span text:style-name="T15">collection</text:span> != <text:span text:style-name="T8">this</text:span>) {</text:p>
      <text:p text:style-name="P17"><text:span text:style-name="T6">throw</text:span> <text:span text:style-name="T14">std</text:span>::<text:span text:style-name="T17">runtime_error</text:span>(<text:span text:style-name="T12">"Iterator does not belong to this collection"</text:span>);</text:p>
      <text:p text:style-name="P17">}</text:p>
      <text:p text:style-name="P17"><text:span text:style-name="T14">std</text:span>::shared_ptr&lt;QueueNode&lt;T&gt;&gt; it_ptr = <text:span text:style-name="T15">it</text:span>.<text:span text:style-name="T15">node</text:span>.<text:span text:style-name="T17">lock</text:span>();</text:p>
      <text:p text:style-name="P17"><text:span text:style-name="T6">if</text:span> (!it_ptr) {</text:p>
      <text:p text:style-name="P17"><text:span text:style-name="T6">throw</text:span> <text:span text:style-name="T14">std</text:span>::<text:span text:style-name="T17">runtime_error</text:span>(<text:span text:style-name="T12">"Iterator is corrupted"</text:span>);</text:p>
      <text:p text:style-name="P17">}</text:p>
      <text:p text:style-name="P17"><text:span text:style-name="T6">if</text:span> (it == <text:span text:style-name="T17">end</text:span>()) {</text:p>
      <text:p text:style-name="P17"><text:span text:style-name="T17">Push</text:span>(value);</text:p>
      <text:p text:style-name="P17"><text:span text:style-name="T6">return</text:span>;</text:p>
      <text:p text:style-name="P17"><text:soft-page-break/>}</text:p>
      <text:p text:style-name="P17">QueueNode&lt;T&gt;* ptr = <text:span text:style-name="T15">allocator_</text:span>.<text:span text:style-name="T17">allocate</text:span>(<text:span text:style-name="T11">1</text:span>);</text:p>
      <text:p text:style-name="P17"><text:span text:style-name="T14">std</text:span>::<text:span text:style-name="T14">allocator_traits</text:span>&lt;<text:span text:style-name="T14">allocator_type</text:span>&gt;::<text:span text:style-name="T17">construct</text:span>(allocator_, ptr, value);</text:p>
      <text:p text:style-name="P17"><text:span text:style-name="T14">std</text:span>::shared_ptr&lt;QueueNode&lt;T&gt;&gt; <text:span text:style-name="T17">new_elem</text:span>(ptr, <text:span text:style-name="T17">deleter</text:span>(&amp;allocator_));</text:p>
      <text:p text:style-name="P17"><text:span text:style-name="T6">if</text:span> (it == <text:span text:style-name="T17">begin</text:span>()) {</text:p>
      <text:p text:style-name="P17"><text:span text:style-name="T15">new_elem</text:span>-&gt;<text:span text:style-name="T15">next</text:span> = head;</text:p>
      <text:p text:style-name="P17"><text:span text:style-name="T15">head</text:span>-&gt;<text:span text:style-name="T15">prev</text:span> = new_elem;</text:p>
      <text:p text:style-name="P17">head = new_elem;</text:p>
      <text:p text:style-name="P17">} <text:span text:style-name="T6">else</text:span> {</text:p>
      <text:p text:style-name="P17"><text:span text:style-name="T14">std</text:span>::shared_ptr&lt;QueueNode&lt;T&gt;&gt; next_ptr = it_ptr;</text:p>
      <text:p text:style-name="P17"><text:span text:style-name="T14">std</text:span>::weak_ptr&lt;QueueNode&lt;T&gt;&gt; prev_ptr = <text:span text:style-name="T15">it_ptr</text:span>-&gt;<text:span text:style-name="T15">prev</text:span>;</text:p>
      <text:p text:style-name="P17"><text:span text:style-name="T15">new_elem</text:span>-&gt;<text:span text:style-name="T15">prev</text:span> = prev_ptr;</text:p>
      <text:p text:style-name="P17"><text:span text:style-name="T15">prev_ptr</text:span>.<text:span text:style-name="T17">lock</text:span>()-&gt;<text:span text:style-name="T15">next</text:span> = new_elem;</text:p>
      <text:p text:style-name="P17"><text:span text:style-name="T15">new_elem</text:span>-&gt;<text:span text:style-name="T15">next</text:span> = next_ptr;</text:p>
      <text:p text:style-name="P17"><text:span text:style-name="T15">next_ptr</text:span>-&gt;<text:span text:style-name="T15">prev</text:span> = new_elem;</text:p>
      <text:p text:style-name="P17">}</text:p>
      <text:p text:style-name="P24"/>
      <text:p text:style-name="P17">}</text:p>
      <text:p text:style-name="P24"/>
      <text:p text:style-name="P20">private:</text:p>
      <text:p text:style-name="P17">allocator_type allocator_;</text:p>
      <text:p text:style-name="P17"><text:span text:style-name="T14">std</text:span>::shared_ptr&lt;QueueNode&lt;T&gt;&gt; head;</text:p>
      <text:p text:style-name="P17"><text:span text:style-name="T14">std</text:span>::shared_ptr&lt;QueueNode&lt;T&gt;&gt; tail;</text:p>
      <text:p text:style-name="P17">};</text:p>
      <text:p text:style-name="P24"/>
      <text:p text:style-name="P17"><text:span text:style-name="T8">template</text:span>&lt;<text:span text:style-name="T8">typename</text:span> <text:span text:style-name="T14">T</text:span>, <text:span text:style-name="T8">typename</text:span> <text:span text:style-name="T14">Allocator</text:span>&gt;</text:p>
      <text:p text:style-name="P17"><text:span text:style-name="T8">class</text:span> <text:span text:style-name="T14">QueueIterator</text:span> {</text:p>
      <text:p text:style-name="P17"><text:span text:style-name="T8">friend</text:span> Queue&lt;T, Allocator&gt;;</text:p>
      <text:p text:style-name="P20">public:</text:p>
      <text:p text:style-name="P17"><text:span text:style-name="T6">using</text:span> <text:span text:style-name="T14">value_type</text:span> = <text:span text:style-name="T14">T</text:span>;</text:p>
      <text:p text:style-name="P17"><text:span text:style-name="T6">using</text:span> <text:span text:style-name="T14">reference</text:span> = <text:span text:style-name="T14">T</text:span><text:span text:style-name="T8">&amp;</text:span>;</text:p>
      <text:p text:style-name="P17"><text:span text:style-name="T6">using</text:span> <text:span text:style-name="T14">pointer</text:span> = <text:span text:style-name="T14">T</text:span><text:span text:style-name="T8">*</text:span>;</text:p>
      <text:p text:style-name="P17"><text:span text:style-name="T6">using</text:span> <text:span text:style-name="T14">difference_type</text:span> = <text:span text:style-name="T14">ptrdiff_t</text:span>;</text:p>
      <text:p text:style-name="P17"><text:span text:style-name="T6">using</text:span> <text:span text:style-name="T14">iterator_category</text:span> = <text:span text:style-name="T14">std</text:span>::<text:span text:style-name="T14">forward_iterator_tag</text:span>;</text:p>
      <text:p text:style-name="P24"/>
      <text:p text:style-name="P17"><text:span text:style-name="T17">QueueIterator</text:span>(<text:span text:style-name="T14">std</text:span>::<text:span text:style-name="T14">shared_ptr</text:span>&lt;<text:span text:style-name="T14">QueueNode</text:span>&lt;<text:span text:style-name="T14">T</text:span>&gt;&gt; <text:span text:style-name="T15">init_ptr</text:span>,<text:span text:style-name="T8">const</text:span> <text:span text:style-name="T14">Queue</text:span>&lt;<text:span text:style-name="T14">T</text:span>, <text:span text:style-name="T14">Allocator</text:span>&gt;<text:span text:style-name="T8">*</text:span> <text:span text:style-name="T15">ptr</text:span>) : <text:span text:style-name="T17">node</text:span>(init_ptr), <text:span text:style-name="T17">collection</text:span>(ptr) {}</text:p>
      <text:p text:style-name="P24"/>
      <text:p text:style-name="P17"><text:span text:style-name="T17">QueueIterator</text:span>(<text:span text:style-name="T8">const</text:span> <text:span text:style-name="T14">QueueIterator</text:span><text:span text:style-name="T8">&amp;</text:span> <text:span text:style-name="T15">other</text:span>) : <text:span text:style-name="T17">node</text:span>(<text:span text:style-name="T15">other</text:span>.<text:span text:style-name="T15">node</text:span>), <text:span text:style-name="T17">collection</text:span>(<text:span text:style-name="T15">other</text:span>.<text:span text:style-name="T15">collection</text:span>) {}</text:p>
      <text:p text:style-name="P17"><text:span text:style-name="T14">QueueIterator</text:span><text:span text:style-name="T8">&amp;</text:span> <text:span text:style-name="T6">operator</text:span> <text:span text:style-name="T6">=</text:span> (<text:span text:style-name="T8">const</text:span> <text:span text:style-name="T14">QueueIterator</text:span><text:span text:style-name="T8">&amp;</text:span> <text:span text:style-name="T15">other</text:span>) {</text:p>
      <text:p text:style-name="P17">node = <text:span text:style-name="T15">other</text:span>.<text:span text:style-name="T15">node</text:span>;</text:p>
      <text:p text:style-name="P17"><text:span text:style-name="T6">return</text:span> *<text:span text:style-name="T8">this</text:span>;</text:p>
      <text:p text:style-name="P17">}</text:p>
      <text:p text:style-name="P24"/>
      <text:p text:style-name="P17"><text:span text:style-name="T8">bool</text:span> <text:span text:style-name="T6">operator</text:span> <text:span text:style-name="T6">==</text:span> (<text:span text:style-name="T8">const</text:span> <text:span text:style-name="T14">QueueIterator</text:span><text:span text:style-name="T8">&amp;</text:span> <text:span text:style-name="T15">other</text:span>) <text:span text:style-name="T8">const</text:span> {</text:p>
      <text:p text:style-name="P17"><text:span text:style-name="T8">auto</text:span> lhs_l = <text:span text:style-name="T15">node</text:span>.<text:span text:style-name="T17">lock</text:span>(), rhs_l = <text:span text:style-name="T15">other</text:span>.<text:span text:style-name="T15">node</text:span>.<text:span text:style-name="T17">lock</text:span>();</text:p>
      <text:p text:style-name="P17"><text:span text:style-name="T6">if</text:span> (lhs_l &amp;&amp; rhs_l) {</text:p>
      <text:p text:style-name="P17"><text:span text:style-name="T6">return</text:span> <text:span text:style-name="T15">lhs_l</text:span>.<text:span text:style-name="T17">get</text:span>() == <text:span text:style-name="T15">rhs_l</text:span>.<text:span text:style-name="T17">get</text:span>();</text:p>
      <text:p text:style-name="P17">}</text:p>
      <text:p text:style-name="P17"><text:span text:style-name="T6">return</text:span> <text:span text:style-name="T8">false</text:span>;</text:p>
      <text:p text:style-name="P17">}</text:p>
      <text:p text:style-name="P24"><text:soft-page-break/></text:p>
      <text:p text:style-name="P17"><text:span text:style-name="T8">bool</text:span> <text:span text:style-name="T6">operator</text:span> <text:span text:style-name="T6">!=</text:span> (<text:span text:style-name="T8">const</text:span> <text:span text:style-name="T14">QueueIterator</text:span><text:span text:style-name="T8">&amp;</text:span> <text:span text:style-name="T15">other</text:span>) <text:span text:style-name="T8">const</text:span> {</text:p>
      <text:p text:style-name="P17"><text:span text:style-name="T6">return</text:span> !(*<text:span text:style-name="T8">this</text:span> == other);</text:p>
      <text:p text:style-name="P17">}</text:p>
      <text:p text:style-name="P24"/>
      <text:p text:style-name="P17"><text:span text:style-name="T14">QueueIterator</text:span><text:span text:style-name="T8">&amp;</text:span> <text:span text:style-name="T6">operator++</text:span>() {<text:span text:style-name="T16"> // prefix</text:span></text:p>
      <text:p text:style-name="P17"><text:span text:style-name="T14">std</text:span>::shared_ptr&lt;QueueNode&lt;T&gt;&gt; temp = <text:span text:style-name="T15">node</text:span>.<text:span text:style-name="T17">lock</text:span>();</text:p>
      <text:p text:style-name="P17"><text:span text:style-name="T6">if</text:span> (temp) {</text:p>
      <text:p text:style-name="P17"><text:span text:style-name="T6">if</text:span> (<text:span text:style-name="T15">temp</text:span>-&gt;<text:span text:style-name="T15">next</text:span> == <text:span text:style-name="T8">nullptr</text:span>) {</text:p>
      <text:p text:style-name="P17"><text:span text:style-name="T6">throw</text:span> <text:span text:style-name="T14">std</text:span>::<text:span text:style-name="T17">out_of_range</text:span>(<text:span text:style-name="T12">"Going out of container boundaries"</text:span>);</text:p>
      <text:p text:style-name="P17">}</text:p>
      <text:p text:style-name="P17">temp = <text:span text:style-name="T15">temp</text:span>-&gt;<text:span text:style-name="T15">next</text:span>;</text:p>
      <text:p text:style-name="P17">node = temp;</text:p>
      <text:p text:style-name="P17"><text:span text:style-name="T6">return</text:span> *<text:span text:style-name="T8">this</text:span>;</text:p>
      <text:p text:style-name="P17">} <text:span text:style-name="T6">else</text:span> {</text:p>
      <text:p text:style-name="P17"><text:span text:style-name="T6">throw</text:span> <text:span text:style-name="T14">std</text:span>::<text:span text:style-name="T17">runtime_error</text:span>(<text:span text:style-name="T12">"Element pointed by this iterator doesnt exist anymore"</text:span>);</text:p>
      <text:p text:style-name="P17">}</text:p>
      <text:p text:style-name="P24"/>
      <text:p text:style-name="P17">}</text:p>
      <text:p text:style-name="P24"/>
      <text:p text:style-name="P17"><text:span text:style-name="T14">QueueIterator</text:span> <text:span text:style-name="T6">operator++</text:span>(<text:span text:style-name="T8">int</text:span>) {<text:span text:style-name="T16"> //postfix</text:span></text:p>
      <text:p text:style-name="P17">QueueIterator <text:span text:style-name="T17">result</text:span>(*<text:span text:style-name="T8">this</text:span>);</text:p>
      <text:p text:style-name="P17">++(*<text:span text:style-name="T8">this</text:span>);</text:p>
      <text:p text:style-name="P17"><text:span text:style-name="T6">return</text:span> result;</text:p>
      <text:p text:style-name="P17">}</text:p>
      <text:p text:style-name="P24"/>
      <text:p text:style-name="P17"><text:span text:style-name="T14">T</text:span><text:span text:style-name="T8">&amp;</text:span> <text:span text:style-name="T6">operator*</text:span> () <text:span text:style-name="T8">const</text:span> {</text:p>
      <text:p text:style-name="P17"><text:span text:style-name="T14">std</text:span>::shared_ptr&lt;QueueNode&lt;T&gt;&gt; temp = <text:span text:style-name="T15">node</text:span>.<text:span text:style-name="T17">lock</text:span>();</text:p>
      <text:p text:style-name="P17"><text:span text:style-name="T6">if</text:span> (temp) {</text:p>
      <text:p text:style-name="P17"><text:span text:style-name="T6">if</text:span> (<text:span text:style-name="T15">temp</text:span>-&gt;<text:span text:style-name="T15">next</text:span> == <text:span text:style-name="T8">nullptr</text:span>) {</text:p>
      <text:p text:style-name="P17"><text:span text:style-name="T6">throw</text:span> <text:span text:style-name="T14">std</text:span>::<text:span text:style-name="T17">runtime_error</text:span>(<text:span text:style-name="T12">"Dereferencing of end iterator"</text:span>);</text:p>
      <text:p text:style-name="P17">}</text:p>
      <text:p text:style-name="P17"><text:span text:style-name="T6">return</text:span> <text:span text:style-name="T15">temp</text:span>-&gt;<text:span text:style-name="T15">value</text:span>;</text:p>
      <text:p text:style-name="P17">} <text:span text:style-name="T6">else</text:span> {</text:p>
      <text:p text:style-name="P17"><text:span text:style-name="T6">throw</text:span> <text:span text:style-name="T14">std</text:span>::<text:span text:style-name="T17">runtime_error</text:span>(<text:span text:style-name="T12">"Element pointed by this iterator doesnt exist anymore"</text:span>);</text:p>
      <text:p text:style-name="P17">}</text:p>
      <text:p text:style-name="P17">}</text:p>
      <text:p text:style-name="P24"/>
      <text:p text:style-name="P20">private:</text:p>
      <text:p text:style-name="P17"><text:span text:style-name="T14">std</text:span>::weak_ptr&lt;QueueNode&lt;T&gt;&gt; node;</text:p>
      <text:p text:style-name="P17"><text:span text:style-name="T8">const</text:span> Queue&lt;T, Allocator&gt;* collection;</text:p>
      <text:p text:style-name="P17">};</text:p>
      <text:p text:style-name="P24"/>
      <text:p text:style-name="P17"><text:span text:style-name="T8">template</text:span>&lt;<text:span text:style-name="T8">typename</text:span> <text:span text:style-name="T14">T</text:span>, <text:span text:style-name="T8">typename</text:span> <text:span text:style-name="T14">Allocator</text:span>&gt;</text:p>
      <text:p text:style-name="P17"><text:span text:style-name="T8">class</text:span> <text:span text:style-name="T14">QueueConstIterator</text:span> {</text:p>
      <text:p text:style-name="P17"><text:span text:style-name="T8">friend</text:span> Queue&lt;T, Allocator&gt;;</text:p>
      <text:p text:style-name="P20">public:</text:p>
      <text:p text:style-name="P24"/>
      <text:p text:style-name="P17"><text:span text:style-name="T6">using</text:span> <text:span text:style-name="T14">value_type</text:span> = <text:span text:style-name="T14">T</text:span>;</text:p>
      <text:p text:style-name="P17"><text:span text:style-name="T6">using</text:span> <text:span text:style-name="T14">reference</text:span> = <text:span text:style-name="T14">T</text:span><text:span text:style-name="T8">&amp;</text:span>;</text:p>
      <text:p text:style-name="P17"><text:span text:style-name="T6">using</text:span> <text:span text:style-name="T14">pointer</text:span> = <text:span text:style-name="T14">T</text:span><text:span text:style-name="T8">*</text:span>;</text:p>
      <text:p text:style-name="P17"><text:span text:style-name="T6">using</text:span> <text:span text:style-name="T14">difference_type</text:span> = <text:span text:style-name="T14">ptrdiff_t</text:span>;</text:p>
      <text:p text:style-name="P17"><text:soft-page-break/><text:span text:style-name="T6">using</text:span> <text:span text:style-name="T14">iterator_category</text:span> = <text:span text:style-name="T14">std</text:span>::<text:span text:style-name="T14">forward_iterator_tag</text:span>;</text:p>
      <text:p text:style-name="P24"/>
      <text:p text:style-name="P17"><text:span text:style-name="T17">QueueConstIterator</text:span>(<text:span text:style-name="T14">std</text:span>::<text:span text:style-name="T14">shared_ptr</text:span>&lt;<text:span text:style-name="T14">QueueNode</text:span>&lt;<text:span text:style-name="T14">T</text:span>&gt;&gt; <text:span text:style-name="T15">init_ptr</text:span>, <text:span text:style-name="T8">const</text:span> <text:span text:style-name="T14">Queue</text:span>&lt;<text:span text:style-name="T14">T</text:span>, <text:span text:style-name="T14">Allocator</text:span>&gt;<text:span text:style-name="T8">*</text:span> <text:span text:style-name="T15">ptr</text:span>) : <text:span text:style-name="T17">node</text:span>(init_ptr), <text:span text:style-name="T17">collection</text:span>(ptr) {}</text:p>
      <text:p text:style-name="P24"/>
      <text:p text:style-name="P17"><text:span text:style-name="T17">QueueConstIterator</text:span>(<text:span text:style-name="T8">const</text:span> <text:span text:style-name="T14">QueueConstIterator</text:span><text:span text:style-name="T8">&amp;</text:span> <text:span text:style-name="T15">other</text:span>) : <text:span text:style-name="T17">node</text:span>(<text:span text:style-name="T15">other</text:span>.<text:span text:style-name="T15">node</text:span>), <text:span text:style-name="T17">collection</text:span>(<text:span text:style-name="T15">other</text:span>.<text:span text:style-name="T15">collection</text:span>) {}</text:p>
      <text:p text:style-name="P24"/>
      <text:p text:style-name="P17"><text:span text:style-name="T14">QueueConstIterator</text:span><text:span text:style-name="T8">&amp;</text:span> <text:span text:style-name="T6">operator</text:span> <text:span text:style-name="T6">=</text:span> (<text:span text:style-name="T8">const</text:span> <text:span text:style-name="T14">QueueConstIterator</text:span><text:span text:style-name="T8">&amp;</text:span> <text:span text:style-name="T15">other</text:span>) {</text:p>
      <text:p text:style-name="P17">node = <text:span text:style-name="T15">other</text:span>.<text:span text:style-name="T15">node</text:span>;</text:p>
      <text:p text:style-name="P17"><text:span text:style-name="T6">return</text:span> *<text:span text:style-name="T8">this</text:span>;</text:p>
      <text:p text:style-name="P17">}</text:p>
      <text:p text:style-name="P24"/>
      <text:p text:style-name="P17"><text:span text:style-name="T8">bool</text:span> <text:span text:style-name="T6">operator</text:span> <text:span text:style-name="T6">==</text:span> (<text:span text:style-name="T8">const</text:span> <text:span text:style-name="T14">QueueConstIterator</text:span><text:span text:style-name="T8">&amp;</text:span> <text:span text:style-name="T15">other</text:span>) <text:span text:style-name="T8">const</text:span> {</text:p>
      <text:p text:style-name="P17"><text:span text:style-name="T8">auto</text:span> lhs_l = <text:span text:style-name="T15">node</text:span>.<text:span text:style-name="T17">lock</text:span>(), rhs_l = <text:span text:style-name="T15">other</text:span>.<text:span text:style-name="T15">node</text:span>.<text:span text:style-name="T17">lock</text:span>();</text:p>
      <text:p text:style-name="P17"><text:span text:style-name="T6">if</text:span> (lhs_l &amp;&amp; rhs_l) {</text:p>
      <text:p text:style-name="P17"><text:span text:style-name="T6">return</text:span> <text:span text:style-name="T15">lhs_l</text:span>.<text:span text:style-name="T17">get</text:span>() == <text:span text:style-name="T15">rhs_l</text:span>.<text:span text:style-name="T17">get</text:span>();</text:p>
      <text:p text:style-name="P17">}</text:p>
      <text:p text:style-name="P17"><text:span text:style-name="T6">return</text:span> <text:span text:style-name="T8">false</text:span>;</text:p>
      <text:p text:style-name="P17">}</text:p>
      <text:p text:style-name="P24"/>
      <text:p text:style-name="P17"><text:span text:style-name="T8">bool</text:span> <text:span text:style-name="T6">operator</text:span> <text:span text:style-name="T6">!=</text:span> (<text:span text:style-name="T8">const</text:span> <text:span text:style-name="T14">QueueConstIterator</text:span><text:span text:style-name="T8">&amp;</text:span> <text:span text:style-name="T15">other</text:span>) <text:span text:style-name="T8">const</text:span> {</text:p>
      <text:p text:style-name="P17"><text:span text:style-name="T6">return</text:span> !(*<text:span text:style-name="T8">this</text:span> == other);</text:p>
      <text:p text:style-name="P17">}</text:p>
      <text:p text:style-name="P24"/>
      <text:p text:style-name="P17"><text:span text:style-name="T14">QueueConstIterator</text:span><text:span text:style-name="T8">&amp;</text:span> <text:span text:style-name="T6">operator++</text:span>() {<text:span text:style-name="T16"> // prefix</text:span></text:p>
      <text:p text:style-name="P17"><text:span text:style-name="T14">std</text:span>::shared_ptr&lt;QueueNode&lt;T&gt;&gt; temp = <text:span text:style-name="T15">node</text:span>.<text:span text:style-name="T17">lock</text:span>();</text:p>
      <text:p text:style-name="P17"><text:span text:style-name="T6">if</text:span> (temp) {</text:p>
      <text:p text:style-name="P17"><text:span text:style-name="T6">if</text:span> (<text:span text:style-name="T15">temp</text:span>-&gt;<text:span text:style-name="T15">next</text:span> == <text:span text:style-name="T8">nullptr</text:span>) {</text:p>
      <text:p text:style-name="P17"><text:span text:style-name="T6">throw</text:span> <text:span text:style-name="T14">std</text:span>::<text:span text:style-name="T17">out_of_range</text:span>(<text:span text:style-name="T12">"Going out of container boundaries"</text:span>);</text:p>
      <text:p text:style-name="P17">}</text:p>
      <text:p text:style-name="P17">temp = <text:span text:style-name="T15">temp</text:span>-&gt;<text:span text:style-name="T15">next</text:span>;</text:p>
      <text:p text:style-name="P17">node = temp;</text:p>
      <text:p text:style-name="P17"><text:span text:style-name="T6">return</text:span> *<text:span text:style-name="T8">this</text:span>;</text:p>
      <text:p text:style-name="P17">} <text:span text:style-name="T6">else</text:span> {</text:p>
      <text:p text:style-name="P17"><text:span text:style-name="T6">throw</text:span> <text:span text:style-name="T14">std</text:span>::<text:span text:style-name="T17">runtime_error</text:span>(<text:span text:style-name="T12">"Element pointed by this iterator doesnt exist anymore"</text:span>);</text:p>
      <text:p text:style-name="P17">}</text:p>
      <text:p text:style-name="P24"/>
      <text:p text:style-name="P17">}</text:p>
      <text:p text:style-name="P24"/>
      <text:p text:style-name="P17"><text:span text:style-name="T14">QueueConstIterator</text:span> <text:span text:style-name="T6">operator++</text:span>(<text:span text:style-name="T8">int</text:span>) {<text:span text:style-name="T16"> //postfix</text:span></text:p>
      <text:p text:style-name="P17">QueueConstIterator <text:span text:style-name="T17">result</text:span>(*<text:span text:style-name="T8">this</text:span>);</text:p>
      <text:p text:style-name="P17">(*<text:span text:style-name="T8">this</text:span>)++;</text:p>
      <text:p text:style-name="P17"><text:span text:style-name="T6">return</text:span> result;</text:p>
      <text:p text:style-name="P17">}</text:p>
      <text:p text:style-name="P24"/>
      <text:p text:style-name="P17"><text:span text:style-name="T8">const</text:span> <text:span text:style-name="T14">T</text:span><text:span text:style-name="T8">&amp;</text:span> <text:span text:style-name="T6">operator*</text:span> () <text:span text:style-name="T8">const</text:span> {</text:p>
      <text:p text:style-name="P17"><text:span text:style-name="T14">std</text:span>::shared_ptr&lt;QueueNode&lt;T&gt;&gt; temp = <text:span text:style-name="T15">node</text:span>.<text:span text:style-name="T17">lock</text:span>();</text:p>
      <text:p text:style-name="P17"><text:span text:style-name="T6">if</text:span> (temp) {</text:p>
      <text:p text:style-name="P17"><text:span text:style-name="T6">if</text:span> (<text:span text:style-name="T15">temp</text:span>-&gt;<text:span text:style-name="T15">next</text:span> == <text:span text:style-name="T8">nullptr</text:span>) {</text:p>
      <text:p text:style-name="P17"><text:span text:style-name="T6">throw</text:span> <text:span text:style-name="T14">std</text:span>::<text:span text:style-name="T17">runtime_error</text:span>(<text:span text:style-name="T12">"Dereferencing of end iterator"</text:span>);</text:p>
      <text:p text:style-name="P17">}</text:p>
      <text:p text:style-name="P17"><text:soft-page-break/><text:span text:style-name="T6">return</text:span> <text:span text:style-name="T15">temp</text:span>-&gt;<text:span text:style-name="T15">value</text:span>;</text:p>
      <text:p text:style-name="P17">} <text:span text:style-name="T6">else</text:span> {</text:p>
      <text:p text:style-name="P17"><text:span text:style-name="T6">throw</text:span> <text:span text:style-name="T14">std</text:span>::<text:span text:style-name="T17">runtime_error</text:span>(<text:span text:style-name="T12">"Element pointed by this iterator doesnt exist anymore"</text:span>);</text:p>
      <text:p text:style-name="P17">}</text:p>
      <text:p text:style-name="P17">}</text:p>
      <text:p text:style-name="P24"/>
      <text:p text:style-name="P20">private:</text:p>
      <text:p text:style-name="P17"><text:span text:style-name="T14">std</text:span>::weak_ptr&lt;QueueNode&lt;T&gt;&gt; node;</text:p>
      <text:p text:style-name="P17"><text:span text:style-name="T8">const</text:span> Queue&lt;T, Allocator&gt;* collection;</text:p>
      <text:p text:style-name="P17">};</text:p>
      <text:p text:style-name="P27"/>
      <text:p text:style-name="P17">}</text:p>
      <text:p text:style-name="P42"/>
      <text:p text:style-name="P23"/>
      <text:p text:style-name="P9"><text:line-break/></text:p>
      <text:p text:style-name="P7">CMakeLists.txt<text:line-break/></text:p>
      <text:p text:style-name="P18"><text:span text:style-name="T9">project</text:span><text:span text:style-name="T24">(oop_exercise_06)</text:span></text:p>
      <text:p text:style-name="P24"/>
      <text:p text:style-name="P17"><text:span text:style-name="T8">set</text:span>(CMAKE_CXX_STANDARD 17)</text:p>
      <text:p text:style-name="P24"/>
      <text:p text:style-name="P17"><text:span text:style-name="T8">add_executable</text:span>(oop_exercise_06 main.cpp Square.h Point.h <text:span text:style-name="T30">Queue.h </text:span>List.h Allocator.h)</text:p>
      <text:p text:style-name="P17"/>
      <text:p text:style-name="P50"/>
      <text:p text:style-name="P9"/>
      <text:p text:style-name="P9"/>
      <text:list xml:id="list194507011979821" text:continue-numbering="true" text:style-name="WW8Num2">
        <text:list-item>
          <text:p text:style-name="P39">Ссылка на репозиторий:</text:p>
        </text:list-item>
      </text:list>
      <text:p text:style-name="P28"><text:a xlink:type="simple" xlink:href="https://github.com/GitGood2000/oop_exercise_05" text:style-name="Internet_20_link" text:visited-style-name="Visited_20_Internet_20_Link"><text:span text:style-name="Internet_20_link"><text:span text:style-name="T1">https://github.com/</text:span></text:span></text:a><text:a xlink:type="simple" xlink:href="https://github.com/GitGood2000/oop_exercise_05" text:style-name="Internet_20_link" text:visited-style-name="Visited_20_Internet_20_Link"><text:span text:style-name="Internet_20_link"><text:span text:style-name="T4">obydenkova</text:span></text:span></text:a><text:a xlink:type="simple" xlink:href="https://github.com/GitGood2000/oop_exercise_05" text:style-name="Internet_20_link" text:visited-style-name="Visited_20_Internet_20_Link"><text:span text:style-name="Internet_20_link"><text:span text:style-name="T1">/oop_exercise_0</text:span></text:span></text:a><text:span text:style-name="Internet_20_link"><text:span text:style-name="T3">6</text:span></text:span></text:p>
      <text:p text:style-name="P28"><text:span text:style-name="Internet_20_link"><text:span text:style-name="T2"/></text:span></text:p>
      <text:p text:style-name="P29"><text:line-break/></text:p>
      <text:list xml:id="list194508612823900" text:continue-numbering="true" text:style-name="WW8Num2">
        <text:list-item>
          <text:p text:style-name="P43"><text:span text:style-name="T22">Набор </text:span><text:span text:style-name="T25">testcases:</text:span></text:p>
        </text:list-item>
      </text:list>
      <text:p text:style-name="P12"/>
      <text:list xml:id="list4040780044" text:style-name="WWNum2">
        <text:list-header>
          <text:p text:style-name="P54">test_01.test</text:p>
        </text:list-header>
      </text:list>
      <text:p text:style-name="P34">add 0 1 1 1 1 1 1 1 1 </text:p>
      <text:p text:style-name="P34">add 0 2 2 2 2 2 2 2 2</text:p>
      <text:p text:style-name="P34">add 1 3 3 3 3 3 3 3 3</text:p>
      <text:p text:style-name="P34">add 1 4 4 4 4 4 4 4 4</text:p>
      <text:p text:style-name="P34">count 2</text:p>
      <text:p text:style-name="P34">print</text:p>
      <text:p text:style-name="P34">flex</text:p>
      <text:p text:style-name="P34"><text:soft-page-break/>erase 0</text:p>
      <text:p text:style-name="P34">erase 1</text:p>
      <text:p text:style-name="P34">print</text:p>
      <text:p text:style-name="P34"/>
      <text:p text:style-name="P34"><text:tab/><text:span text:style-name="T5">test_01.result</text:span></text:p>
      <text:p text:style-name="P34">Square p1:1 1, p2:1 1, p3:1 1, p4:1 1</text:p>
      <text:p text:style-name="P34">Square p1:2 2, p2:2 2, p3:2 2, p4:2 2</text:p>
      <text:p text:style-name="P34">Square p1:3 3, p2:3 3, p3:3 3, p4:3 3</text:p>
      <text:p text:style-name="P34">Square p1:4 4, p2:4 4, p3:4 4, p4:4 4</text:p>
      <text:p text:style-name="P34">0</text:p>
      <text:p text:style-name="P34">Square p1:2 2, p2:2 2, p3:2 2, p4:2 2 Square p1:4 4, p2:4 4, p3:4 4, p4:4 4 Square p1:3 3, p2:3 3, p3:3 3, p4:3 3 Square p1:1 1, p2:1 1, p3:1 1, p4:1 1 </text:p>
      <text:p text:style-name="P34">Incorrect command</text:p>
      <text:p text:style-name="P34">Square p1:4 4, p2:4 4, p3:4 4, p4:4 4 Square p1:1 1, p2:1 1, p3:1 1, p4:1 1 </text:p>
      <text:list xml:id="list194508347429739" text:continue-numbering="true" text:style-name="WWNum2">
        <text:list-header>
          <text:p text:style-name="P54">test_02.test</text:p>
        </text:list-header>
      </text:list>
      <text:p text:style-name="P34">add 0 1 1 1 1 1 1 1 1</text:p>
      <text:p text:style-name="P34">add 0 2 2 2 2 2 2 2 2</text:p>
      <text:p text:style-name="P34">add 0 3 3 3 3 3 3 3 3</text:p>
      <text:p text:style-name="P34">add 0 4 4 4 4 4 4 4 4</text:p>
      <text:p text:style-name="P34">add 0 5 5 5 5 5 5 5 5</text:p>
      <text:p text:style-name="P34">add 0 6 6 6 6 6 6 6 6</text:p>
      <text:p text:style-name="P34">add 0 7 7 7 7 7 7 7 7</text:p>
      <text:p text:style-name="P34">add 0 8 8 8 8 8 8 8 8</text:p>
      <text:p text:style-name="P34">add 0 9 9 9 9 9 9 9 9</text:p>
      <text:p text:style-name="P34">add 0 1 1 1 1 1 1 1 1</text:p>
      <text:p text:style-name="P34">add 0 2 2 2 2 2 2 2 2</text:p>
      <text:p text:style-name="P34">add 0 3 3 3 3 3 3 3 3</text:p>
      <text:p text:style-name="P34">add 0 4 4 4 4 4 4 4 4</text:p>
      <text:p text:style-name="P34">add 0 5 5 5 5 5 5 5 5</text:p>
      <text:p text:style-name="P34"><text:soft-page-break/>add 0 6 6 6 6 6 6 6 6</text:p>
      <text:p text:style-name="P34">add 0 7 7 7 7 7 7 7 7</text:p>
      <text:list xml:id="list194506787550801" text:continue-numbering="true" text:style-name="WWNum2">
        <text:list-header>
          <text:p text:style-name="P54">test_02.result</text:p>
        </text:list-header>
      </text:list>
      <text:p text:style-name="P34">Square p1:1 1, p2:1 1, p3:1 1, p4:1 1</text:p>
      <text:p text:style-name="P34">Square p1:2 2, p2:2 2, p3:2 2, p4:2 2</text:p>
      <text:p text:style-name="P34">Square p1:3 3, p2:3 3, p3:3 3, p4:3 3</text:p>
      <text:p text:style-name="P34">Square p1:4 4, p2:4 4, p3:4 4, p4:4 4</text:p>
      <text:p text:style-name="P34">Square p1:5 5, p2:5 5, p3:5 5, p4:5 5</text:p>
      <text:p text:style-name="P34">Square p1:6 6, p2:6 6, p3:6 6, p4:6 6</text:p>
      <text:p text:style-name="P34">Square p1:7 7, p2:7 7, p3:7 7, p4:7 7</text:p>
      <text:p text:style-name="P34">Square p1:8 8, p2:8 8, p3:8 8, p4:8 8</text:p>
      <text:p text:style-name="P34">Square p1:9 9, p2:9 9, p3:9 9, p4:9 9</text:p>
      <text:p text:style-name="P34">Square p1:1 1, p2:1 1, p3:1 1, p4:1 1</text:p>
      <text:p text:style-name="P34">Square p1:2 2, p2:2 2, p3:2 2, p4:2 2</text:p>
      <text:p text:style-name="P34">Square p1:3 3, p2:3 3, p3:3 3, p4:3 3</text:p>
      <text:p text:style-name="P34">Square p1:4 4, p2:4 4, p3:4 4, p4:4 4</text:p>
      <text:p text:style-name="P33">Square p1:5 5, p2:5 5, p3:5 5, p4:5 5</text:p>
      <text:p text:style-name="P12"/>
      <text:list xml:id="list194507354925395" text:continue-list="list194508612823900" text:style-name="WW8Num2">
        <text:list-header>
          <text:p text:style-name="P38"/>
        </text:list-header>
        <text:list-item>
          <text:p text:style-name="P43"><text:span text:style-name="T25">Объяснение результатов работы программы</text:span><text:span text:style-name="T22">:</text:span></text:p>
        </text:list-item>
      </text:list>
      <text:p text:style-name="P35">Все тесты завершились успешно</text:p>
      <text:p text:style-name="P2"/>
      <text:list xml:id="list194508234785841" text:continue-numbering="true" text:style-name="WW8Num2">
        <text:list-item>
          <text:p text:style-name="P44"><text:span text:style-name="T22">Вывод:</text:span><text:span text:style-name="T23"> </text:span></text:p>
        </text:list-item>
      </text:list>
      <text:p text:style-name="P3"><text:span text:style-name="T19">В данной лабораторной работе я освоил</text:span><text:span text:style-name="T20">а</text:span><text:span text:style-name="T19"> основы работы с </text:span><text:span text:style-name="T21">аллокаторами</text:span><text:span text:style-name="T19">. </text:span><text:span text:style-name="T21">Аллокаторы позволяют ускорить быстродействие работы <text:s/>программы, кроме того позволяют корректно выделять память под тот или иной элемент, хранящийся в нашем контейнере.</text:span>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padding="0cm" fo:border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false" fo:line-height="100%" fo:padding-left="0cm" fo:padding-right="0cm" fo:padding-top="0cm" fo:padding-bottom="0.141cm" fo:border-left="none" fo:border-right="none" fo:border-top="none" fo:border-bottom="0.99pt solid #4472c4"/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Balloon_20_text" style:display-name="Balloon text" style:family="paragraph">
      <style:paragraph-properties fo:orphans="2" fo:widows="2" fo:hyphenation-ladder-count="no-limit" fo:padding="0cm" fo:border="none"/>
      <style:text-properties style:use-window-font-color="true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Standard" style:class="chapter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472c4"/>
      <style:text-properties fo:color="#4472c4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Open Sans" style:font-family-asian="'Open Sans'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able_20_Grid" style:display-name="Table Grid" style:family="paragraph" style:parent-style-name="DocumentMap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>
      <style:paragraph-properties fo:text-align="start" style:justify-single-word="false" fo:orphans="2" fo:widows="2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4pt" fo:language="ru" fo:country="RU" fo:font-weight="bold" style:font-size-asian="12.25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z1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2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Заголовок_20_4_20_Знак" style:display-name="Заголовок 4 Знак" style:family="tex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Заголовок_20_5_20_Знак" style:display-name="Заголовок 5 Знак" style:family="tex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Заголовок_20_6_20_Знак" style:display-name="Заголовок 6 Знак" style:family="tex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7_20_Знак" style:display-name="Заголовок 7 Знак" style:family="tex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8_20_Знак" style:display-name="Заголовок 8 Знак" style:family="tex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Заголовок_20_9_20_Знак" style:display-name="Заголовок 9 Знак" style:family="tex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Заголовок_20_Знак" style:display-name="Заголовок Знак" style:family="tex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Подзаголовок_20_Знак" style:display-name="Подзаголовок Знак" style:family="tex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Цитата_20_2_20_Знак" style:display-name="Цитата 2 Знак" style:family="text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ed7d31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Текст_20_Знак" style:display-name="Текст Знак" style:family="tex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fo:font-style="italic" fo:font-weight="bold" style:font-style-asian="italic" style:font-weight-asian="bold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fo:background-color="#ffffff" style:font-size-asian="10pt" style:font-name-complex="Times New Roman" style:font-family-complex="'Times New Roman'" style:font-family-generic-complex="roman" style:font-pitch-complex="variable"/>
    </style:style>
    <style:style style:name="Teletype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Numbering_20_Symbols" style:display-name="Numbering Symbols" style:family="text"/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z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z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z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z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z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z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initial-creator>Гость</meta:initial-creator>
    <meta:creation-date>2018-09-13T19:05:00</meta:creation-date>
    <dc:date>2020-01-11T19:45:05.807362400</dc:date>
    <meta:print-date>1995-11-21T17:41:00</meta:print-date>
    <meta:editing-cycles>76</meta:editing-cycles>
    <meta:editing-duration>P1DT3H15M24S</meta:editing-duration>
    <meta:generator>LibreOffice/6.0.7.3$Linux_X86_64 LibreOffice_project/00m0$Build-3</meta:generator>
    <meta:document-statistic meta:table-count="1" meta:image-count="0" meta:object-count="0" meta:page-count="20" meta:paragraph-count="774" meta:word-count="2827" meta:character-count="19433" meta:non-whitespace-character-count="17363"/>
  </office:meta>
</office:document-meta>
</file>